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43.xml"/>
  <manifest:file-entry manifest:media-type="text/xml" manifest:full-path="Basic/Standard/Sheet46.xml"/>
  <manifest:file-entry manifest:media-type="text/xml" manifest:full-path="Basic/Standard/Sheet8.xml"/>
  <manifest:file-entry manifest:media-type="text/xml" manifest:full-path="Basic/Standard/ThisWorkbook.xml"/>
  <manifest:file-entry manifest:media-type="text/xml" manifest:full-path="Basic/Standard/Sheet42.xml"/>
  <manifest:file-entry manifest:media-type="text/xml" manifest:full-path="Basic/Standard/Sheet1.xml"/>
  <manifest:file-entry manifest:media-type="text/xml" manifest:full-path="Basic/Standard/Sheet45.xml"/>
  <manifest:file-entry manifest:media-type="text/xml" manifest:full-path="Basic/Standard/Module1.xml"/>
  <manifest:file-entry manifest:media-type="text/xml" manifest:full-path="Basic/Standard/Sheet3.xml"/>
  <manifest:file-entry manifest:media-type="text/xml" manifest:full-path="Basic/Standard/Sheet44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ＭＳ Ｐゴシック" svg:font-family="'ＭＳ Ｐゴシック'"/>
    <style:font-face style:name="MS UI Gothic" svg:font-family="'MS UI Gothic'" style:font-family-generic="modern"/>
    <style:font-face style:name="ＭＳ Ｐゴシック1" svg:font-family="'ＭＳ Ｐゴシック'" style:font-family-generic="modern"/>
    <style:font-face style:name="Times New Roman" svg:font-family="'Times New Roman'" style:font-family-generic="roman"/>
    <style:font-face style:name="ＭＳ 明朝" svg:font-family="'ＭＳ 明朝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17.928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0.811cm"/>
    </style:style>
    <style:style style:name="co5" style:family="table-column">
      <style:table-column-properties fo:break-before="auto" style:column-width="3.944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10.573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4.782cm"/>
    </style:style>
    <style:style style:name="co12" style:family="table-column">
      <style:table-column-properties fo:break-before="auto" style:column-width="5.343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1.706cm"/>
    </style:style>
    <style:style style:name="co16" style:family="table-column">
      <style:table-column-properties fo:break-before="auto" style:column-width="10.292cm"/>
    </style:style>
    <style:style style:name="co17" style:family="table-column">
      <style:table-column-properties fo:break-before="auto" style:column-width="3.189cm"/>
    </style:style>
    <style:style style:name="co18" style:family="table-column">
      <style:table-column-properties fo:break-before="auto" style:column-width="1.774cm"/>
    </style:style>
    <style:style style:name="co19" style:family="table-column">
      <style:table-column-properties fo:break-before="auto" style:column-width="0.5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1.249cm" fo:break-before="auto" style:use-optimal-row-height="true"/>
    </style:style>
    <style:style style:name="ro13" style:family="table-row">
      <style:table-row-properties style:row-height="0.974cm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Record_20_of_20_changes">
      <style:table-properties table:display="true" style:writing-mode="lr-tb"/>
    </style:style>
    <style:style style:name="ta3" style:family="table" style:master-page-name="PageStyle_5f_Signature">
      <style:table-properties table:display="true" style:writing-mode="lr-tb"/>
    </style:style>
    <style:style style:name="ta4" style:family="table" style:master-page-name="PageStyle_5f_Contents">
      <style:table-properties table:display="true" style:writing-mode="lr-tb"/>
    </style:style>
    <style:style style:name="ta5" style:family="table" style:master-page-name="PageStyle_5f_Function_20_list">
      <style:table-properties table:display="true" style:writing-mode="lr-tb"/>
    </style:style>
    <style:style style:name="ta6" style:family="table" style:master-page-name="PageStyle_5f_Class_20_list">
      <style:table-properties table:display="true" style:writing-mode="lr-tb"/>
    </style:style>
    <style:style style:name="ta7" style:family="table" style:master-page-name="PageStyle_5f_Search_20_sequence_20_">
      <style:table-properties table:display="true" style:writing-mode="lr-tb"/>
    </style:style>
    <style:style style:name="ta8" style:family="table" style:master-page-name="PageStyle_5f_Add_20_student_20_sequence">
      <style:table-properties table:display="true" style:writing-mode="lr-tb"/>
    </style:style>
    <style:style style:name="ta9" style:family="table" style:master-page-name="PageStyle_5f_Add_20_course_20_sequence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S UI Gothic" fo:font-size="10pt" fo:font-style="normal" fo:text-shadow="none" style:text-underline-style="none" fo:font-weight="normal" style:font-name-asian="MS UI Gothic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S UI Gothic" fo:font-size="26pt" fo:font-style="normal" fo:text-shadow="none" style:text-underline-style="none" fo:font-weight="bold" style:font-name-asian="MS UI Gothic" style:font-size-asian="26pt" style:font-style-asian="normal" style:font-weight-asian="bold" style:font-size-complex="26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S UI Gothic" fo:font-size="26pt" fo:font-style="normal" fo:text-shadow="none" style:text-underline-style="none" fo:font-weight="bold" style:font-name-asian="MS UI Gothic" style:font-size-asian="26pt" style:font-style-asian="normal" style:font-weight-asian="bold" style:font-size-complex="2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MS UI Gothic" fo:font-size="10pt" fo:font-style="normal" fo:text-shadow="none" style:text-underline-style="none" fo:font-weight="normal" style:font-name-asian="MS UI Gothic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MS UI Gothic" fo:font-size="16pt" fo:font-style="normal" fo:text-shadow="none" style:text-underline-style="none" fo:font-weight="normal" style:font-name-asian="MS UI Gothic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MS UI Gothic" fo:font-size="10pt" fo:font-style="normal" fo:text-shadow="none" style:text-underline-style="none" fo:font-weight="bold" style:font-name-asian="MS UI Gothic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_5f_HIBUNSI_5f_PCL_5f_PolicyGroupSettingDialog_20__28_2_29_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ce11" style:family="table-cell" style:parent-style-name="Normal_5f_Template_5f_PCL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Normal_5f_Template_5f_PCL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3" style:family="table-cell" style:parent-style-name="Normal_5f_Template_5f_PCL3" style:data-style-name="N156">
      <style:table-cell-properties style:glyph-orientation-vertical="0"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4" style:family="table-cell" style:parent-style-name="Normal_5f_Template_5f_PCL3" style:data-style-name="N156">
      <style:table-cell-properties style:glyph-orientation-vertical="0"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5" style:family="table-cell" style:parent-style-name="Normal_5f_Template_5f_PCL3" style:data-style-name="N156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6" style:family="table-cell" style:parent-style-name="Normal_5f_HIBUNSI_5f_PCL_5f_PolicyGroupSettingDialog_20__28_2_29_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ce17" style:family="table-cell" style:parent-style-name="Normal_5f_Template_5f_PCL3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8" style:family="table-cell" style:parent-style-name="Normal_5f_Template_5f_PCL3">
      <style:table-cell-properties style:glyph-orientation-vertical="0" fo:border-bottom="0.002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9" style:family="table-cell" style:parent-style-name="Normal_5f_Template_5f_PCL3">
      <style:table-cell-properties style:glyph-orientation-vertical="0" fo:border-bottom="0.002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0" style:family="table-cell" style:parent-style-name="Normal_5f_Template_5f_PCL3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1" style:family="table-cell" style:parent-style-name="Normal_5f_Template_5f_PCL3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2" style:family="table-cell" style:parent-style-name="Normal_5f_Template_5f_PCL3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3" style:family="table-cell" style:parent-style-name="Normal_5f_Template_5f_PCL3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4" style:family="table-cell" style:parent-style-name="Normal_5f_HIBUNSI_5f_PCL_5f_PolicyGroupSettingDialog_20__28_2_29_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ce9" style:family="table-cell" style:parent-style-name="Normal_5f_Template_5f_PCL3"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ce27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ce31" style:family="table-cell" style:parent-style-name="Default" style:data-style-name="N15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" style:family="table-cell" style:parent-style-name="Default">
      <style:table-cell-properties fo:border-bottom="0.002cm solid #000000" style:diagonal-bl-tr="none" style:diagonal-tl-br="none" fo:border-left="0.035cm solid #000000" fo:border-right="0.035cm solid #000000" style:rotation-align="none" fo:border-top="0.002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" style:family="table-cell" style:parent-style-name="Default">
      <style:table-cell-properties fo:border-bottom="0.035cm solid #000000" style:diagonal-bl-tr="none" style:diagonal-tl-br="none" fo:border-left="0.035cm solid #000000" fo:border-right="0.035cm solid #000000" style:rotation-align="none" fo:border-top="0.002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6" style:family="table-cell" style:parent-style-name="Default">
      <style:table-cell-properties fo:border-bottom="0.002cm solid #000000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" style:family="table-cell" style:parent-style-name="Excel_5f_BuiltIn_5f_Hyperlink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ff" style:text-outline="false" style:text-line-through-style="none" style:font-name="Arial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ff" style:text-outline="false" style:text-line-through-style="none" style:font-name="Arial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Arial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fo:border-bottom="0.002cm solid #000000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>
      <style:table-cell-properties fo:border-bottom="0.002cm solid #000000" style:diagonal-bl-tr="none" style:diagonal-tl-br="none" fo:border-left="0.035cm solid #000000" fo:border-right="0.035cm solid #000000" style:rotation-align="none" fo:border-top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fo:border-bottom="0.035cm solid #000000" style:diagonal-bl-tr="none" style:diagonal-tl-br="none" fo:border-left="0.035cm solid #000000" fo:border-right="0.035cm solid #000000" style:rotation-align="none" fo:border-top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RS-5_5f_8_5f_メニュー階層図_5f_輸配送管理_5f_20060926">
      <style:table-cell-properties fo:background-color="transparent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Normal_5f_RS-5_5f_8_5f_メニュー階層図_5f_輸配送管理_5f_20060926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7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8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9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1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0.035cm solid #000000" fo:border-right="none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2" style:family="table-cell" style:parent-style-name="Normal_5f_RS-5_5f_8_5f_メニュー階層図_5f_輸配送管理_5f_20060926">
      <style:table-cell-properties fo:border-bottom="0.035cm solid #000000" style:diagonal-bl-tr="none" style:diagonal-tl-br="none" fo:background-color="transparent" fo:border-left="0.035cm solid #000000" fo:border-right="none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3" style:family="table-cell" style:parent-style-name="Normal_5f_RS-5_5f_8_5f_メニュー階層図_5f_輸配送管理_5f_20060926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4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5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none" style:rotation-align="none" fo:border-top="0.035cm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7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8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9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0" style:family="table-cell" style:parent-style-name="Normal_5f_RS-5_5f_8_5f_メニュー階層図_5f_輸配送管理_5f_20060926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1" style:family="table-cell" style:parent-style-name="Normal_5f_RS-5_5f_8_5f_メニュー階層図_5f_輸配送管理_5f_20060926">
      <style:table-cell-properties fo:border-bottom="0.035cm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2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3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4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5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6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7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8" style:family="table-cell" style:parent-style-name="Normal_5f_RS-5_5f_8_5f_メニュー階層図_5f_輸配送管理_5f_20060926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9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70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71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72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3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4" style:family="table-cell" style:parent-style-name="Normal_5f_RS-5_5f_8_5f_メニュー階層図_5f_輸配送管理_5f_20060926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75" style:family="table-cell" style:parent-style-name="Normal_5f_RS-5_5f_8_5f_メニュー階層図_5f_輸配送管理_5f_20060926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7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Normal_5f_RS-5_5f_8_5f_メニュー階層図_5f_輸配送管理_5f_20060926" style:data-style-name="N15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Normal_5f_RS-5_5f_8_5f_メニュー階層図_5f_輸配送管理_5f_20060926" style:data-style-name="N511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83" style:family="table-cell" style:parent-style-name="Normal_5f_RS-5_5f_8_5f_メニュー階層図_5f_輸配送管理_5f_20060926" style:data-style-name="N15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5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6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7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8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89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0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2" style:family="table-cell" style:parent-style-name="Normal_5f_RS-5_5f_8_5f_メニュー階層図_5f_輸配送管理_5f_20060926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93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94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6" style:family="table-cell" style:parent-style-name="Normal_5f_RS-5_5f_8_5f_メニュー階層図_5f_輸配送管理_5f_20060926">
      <style:table-cell-properties fo:border-bottom="none" style:diagonal-bl-tr="none" style:diagonal-tl-br="none" fo:background-color="transparent" fo:border-left="none" fo:border-right="0.035cm solid #000000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7" style:family="table-cell" style:parent-style-name="Normal_5f_RS-5_5f_8_5f_メニュー階層図_5f_輸配送管理_5f_20060926">
      <style:table-cell-properties fo:border-bottom="0.035cm solid #000000" style:diagonal-bl-tr="none" style:diagonal-tl-br="none" fo:background-color="transparent" fo:border-left="none" fo:border-right="0.035cm solid #000000" style:rotation-align="none" fo:border-top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8" style:family="table-cell" style:parent-style-name="Normal_5f_RS-5_5f_8_5f_メニュー階層図_5f_輸配送管理_5f_2006092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0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1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2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3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4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5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6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7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8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09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0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4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0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RS-5_5f_8_5f_メニュー階層図_5f_輸配送管理_5f_20060926">
      <style:table-cell-properties style:glyph-orientation-vertical="0" fo:border-bottom="0.035cm solid #000000" fo:background-color="#ffcc99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3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6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7" style:family="table-cell" style:parent-style-name="Default">
      <style:table-cell-properties style:vertical-align="middle"/>
    </style:style>
    <style:style style:name="ce128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9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0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2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3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5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6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7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8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9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0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1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2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Normal_5f_RS-5_5f_8_5f_メニュー階層図_5f_輸配送管理_5f_2006092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4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5" style:family="table-cell" style:parent-style-name="Normal_5f_RS-5_5f_8_5f_メニュー階層図_5f_輸配送管理_5f_200609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Normal_5f_RS-5_5f_8_5f_メニュー階層図_5f_輸配送管理_5f_20060926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/>
    </style:style>
    <style:style style:name="gr4" style:family="graphic">
      <style:graphic-properties draw:marker-end="Arrowheads_20_2" draw:fill="solid" draw:fill-color="#000000" draw:textarea-horizontal-align="justify" draw:textarea-vertical-align="middle" draw:auto-grow-height="false" fo:wrap-option="wrap"/>
    </style:style>
    <style:style style:name="gr5" style:family="graphic">
      <style:graphic-properties draw:stroke="solid" draw:fill="none" draw:textarea-horizontal-align="justify" draw:textarea-vertical-align="middle" draw:auto-grow-height="false"/>
    </style:style>
    <style:style style:name="gr6" style:family="graphic">
      <style:graphic-properties draw:stroke="dash" draw:stroke-dash="Fine_20_Dashed_20__28_var_29_" draw:marker-end="Arrowheads_20_2" draw:fill="solid" draw:fill-color="#000000" draw:textarea-horizontal-align="justify" draw:textarea-vertical-align="middle" draw:auto-grow-height="false" fo:wrap-option="wrap"/>
    </style:style>
    <style:style style:name="gr7" style:family="graphic">
      <style:graphic-properties draw:textarea-horizontal-align="justify" draw:textarea-vertical-align="middle" draw:auto-grow-height="fals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5" table:default-cell-style-name="ce1"/>
        <table:table-column table:style-name="co3" table:number-columns-repeated="767" table:default-cell-style-name="Default"/>
        <table:table-row table:style-name="ro1" table:number-rows-repeated="8">
          <table:table-cell table:number-columns-repeated="1024"/>
        </table:table-row>
        <table:table-row table:style-name="ro2">
          <table:table-cell/>
          <table:table-cell table:style-name="ce2" office:value-type="string">
            <text:p>Internship Course Management System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3" office:value-type="string">
            <text:p>Specification Detail Desig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>
            <text:p>Functional Design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3">
          <table:table-cell/>
          <table:table-cell table:style-name="ce6" office:value-type="string">
            <text:p>Project Code: ICMS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>
            <text:p>Document Code: SDD</text:p>
          </table:table-cell>
          <table:table-cell table:number-columns-repeated="1022"/>
        </table:table-row>
        <table:table-row table:style-name="ro3">
          <table:table-cell/>
          <table:table-cell table:style-name="ce6" office:value-type="string">
            <text:p>Version: 1.0</text:p>
          </table:table-cell>
          <table:table-cell table:number-columns-repeated="1022"/>
        </table:table-row>
        <table:table-row table:style-name="ro3" table:number-rows-repeated="6">
          <table:table-cell/>
          <table:table-cell table:style-name="ce7"/>
          <table:table-cell table:number-columns-repeated="1022"/>
        </table:table-row>
        <table:table-row table:style-name="ro3">
          <table:table-cell/>
          <table:table-cell table:style-name="ce6" office:value-type="string">
            <text:p>HCMC, 29/10/2011</text:p>
          </table:table-cell>
          <table:table-cell table:number-columns-repeated="1022"/>
        </table:table-row>
        <table:table-row table:style-name="ro3" table:number-rows-repeated="7">
          <table:table-cell/>
          <table:table-cell table:style-name="ce8"/>
          <table:table-cell table:number-columns-repeated="102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ord of changes" table:style-name="ta2" table:print-ranges="'Record of changes'.A2:'Record of changes'.H37">
        <office:forms form:automatic-focus="false" form:apply-design-mode="false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number-columns-repeated="250" table:default-cell-style-name="ce9"/>
        <table:table-column table:style-name="co10" table:number-columns-repeated="767" table:default-cell-style-name="Default"/>
        <table:table-row table:style-name="ro4">
          <table:table-cell office:value-type="string">
            <text:p>s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 table:number-columns-spanned="6" table:number-rows-spanned="1">
            <text:p>RECORD OF CHANGES</text:p>
          </table:table-cell>
          <table:covered-table-cell table:number-columns-repeated="4" table:style-name="ce16"/>
          <table:covered-table-cell table:style-name="ce2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11" office:value-type="string">
            <text:p>*A - Added M - Modified D - Deleted</text:p>
          </table:table-cell>
          <table:table-cell table:style-name="ce17" table:number-columns-repeated="5"/>
          <table:table-cell table:number-columns-repeated="1017"/>
        </table:table-row>
        <table:table-row table:style-name="ro6">
          <table:table-cell/>
          <table:table-cell table:style-name="ce12" office:value-type="string">
            <text:p>Effective Date</text:p>
          </table:table-cell>
          <table:table-cell table:style-name="ce12" office:value-type="string">
            <text:p>Changed Items</text:p>
          </table:table-cell>
          <table:table-cell table:style-name="ce12" office:value-type="string">
            <text:p>A, M, D *</text:p>
          </table:table-cell>
          <table:table-cell table:style-name="ce12" office:value-type="string">
            <text:p>Change Description</text:p>
          </table:table-cell>
          <table:table-cell table:style-name="ce12" office:value-type="string">
            <text:p>Version</text:p>
          </table:table-cell>
          <table:table-cell table:style-name="ce12" office:value-type="string">
            <text:p>Creator</text:p>
          </table:table-cell>
          <table:table-cell table:number-columns-repeated="1017"/>
        </table:table-row>
        <table:table-row table:style-name="ro7">
          <table:table-cell/>
          <table:table-cell table:style-name="ce13" office:value-type="string">
            <text:p>29/10/2011</text:p>
          </table:table-cell>
          <table:table-cell table:style-name="ce18"/>
          <table:table-cell table:style-name="ce21" office:value-type="string">
            <text:p>A</text:p>
          </table:table-cell>
          <table:table-cell table:style-name="ce18" office:value-type="string">
            <text:p>Create class list, sequence diagrams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DoanNX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ce14"/>
          <table:table-cell table:style-name="ce19"/>
          <table:table-cell table:style-name="ce22"/>
          <table:table-cell table:style-name="ce19"/>
          <table:table-cell table:style-name="ce22" table:number-columns-repeated="2"/>
          <table:table-cell table:number-columns-repeated="1017"/>
        </table:table-row>
        <table:table-row table:style-name="ro5" table:number-rows-repeated="3">
          <table:table-cell/>
          <table:table-cell table:style-name="ce14"/>
          <table:table-cell table:style-name="ce19" table:number-columns-repeated="3"/>
          <table:table-cell table:style-name="ce22" table:number-columns-repeated="2"/>
          <table:table-cell table:number-columns-repeated="1017"/>
        </table:table-row>
        <table:table-row table:style-name="ro5">
          <table:table-cell/>
          <table:table-cell table:style-name="ce15"/>
          <table:table-cell table:style-name="ce20" table:number-columns-repeated="3"/>
          <table:table-cell table:style-name="ce23" table:number-columns-repeated="2"/>
          <table:table-cell table:number-columns-repeated="1017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gnature" table:style-name="ta3">
        <office:forms form:automatic-focus="false" form:apply-design-mode="false"/>
        <table:table-column table:style-name="co1" table:default-cell-style-name="ce25"/>
        <table:table-column table:style-name="co11" table:default-cell-style-name="ce25"/>
        <table:table-column table:style-name="co12" table:default-cell-style-name="ce25"/>
        <table:table-column table:style-name="co3" table:default-cell-style-name="ce25"/>
        <table:table-column table:style-name="co13" table:default-cell-style-name="ce25"/>
        <table:table-column table:style-name="co3" table:number-columns-repeated="252" table:default-cell-style-name="ce25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6" office:value-type="string" table:number-columns-spanned="4" table:number-rows-spanned="1">
            <text:p>SIGNATURE PAGE</text:p>
          </table:table-cell>
          <table:covered-table-cell table:number-columns-repeated="2" table:style-name="ce29"/>
          <table:covered-table-cell table:style-name="ce30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8">
          <table:table-cell/>
          <table:table-cell table:style-name="ce27" office:value-type="string">
            <text:p>ORIGINATOR:</text:p>
          </table:table-cell>
          <table:table-cell table:style-name="ce28" office:value-type="string">
            <text:p>DoanNX</text:p>
          </table:table-cell>
          <table:table-cell table:style-name="ce28"/>
          <table:table-cell table:style-name="ce31" office:value-type="string">
            <text:p>29/10/2011</text:p>
          </table:table-cell>
          <table:table-cell table:number-columns-repeated="1019"/>
        </table:table-row>
        <table:table-row table:style-name="ro8" table:number-rows-repeated="2">
          <table:table-cell/>
          <table:table-cell table:style-name="ce28" table:number-columns-repeated="4"/>
          <table:table-cell table:number-columns-repeated="1019"/>
        </table:table-row>
        <table:table-row table:style-name="ro8">
          <table:table-cell/>
          <table:table-cell table:style-name="ce27" office:value-type="string">
            <text:p>REVIEWERS:</text:p>
          </table:table-cell>
          <table:table-cell table:style-name="ce28" office:value-type="string">
            <text:p>ThachLN</text:p>
          </table:table-cell>
          <table:table-cell table:style-name="ce28"/>
          <table:table-cell table:style-name="ce31"/>
          <table:table-cell table:number-columns-repeated="1019"/>
        </table:table-row>
        <table:table-row table:style-name="ro8" table:number-rows-repeated="5">
          <table:table-cell/>
          <table:table-cell table:style-name="ce28" table:number-columns-repeated="4"/>
          <table:table-cell table:number-columns-repeated="1019"/>
        </table:table-row>
        <table:table-row table:style-name="ro8">
          <table:table-cell/>
          <table:table-cell table:style-name="ce27" office:value-type="string">
            <text:p>APPROVAL:</text:p>
          </table:table-cell>
          <table:table-cell table:style-name="ce28" table:number-columns-repeated="2"/>
          <table:table-cell table:style-name="ce31"/>
          <table:table-cell table:number-columns-repeated="1019"/>
        </table:table-row>
        <table:table-row table:style-name="ro8">
          <table:table-cell table:number-columns-repeated="2"/>
          <table:table-cell table:style-name="ce28" table:number-columns-repeated="3"/>
          <table:table-cell table:number-columns-repeated="1019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tents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ce33"/>
        <table:table-column table:style-name="co16" table:default-cell-style-name="ce33"/>
        <table:table-column table:style-name="co17" table:default-cell-style-name="ce43"/>
        <table:table-column table:style-name="co18" table:number-columns-repeated="1020" table:default-cell-style-name="Default"/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table:style-name="ce32" office:value-type="string" table:number-columns-spanned="3" table:number-rows-spanned="1">
            <text:p>TABLE OF CONTENTS</text:p>
          </table:table-cell>
          <table:covered-table-cell table:number-columns-repeated="2" table:style-name="ce32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Default"/>
          <table:table-cell table:style-name="ce37"/>
          <table:table-cell table:style-name="Default"/>
          <table:table-cell table:number-columns-repeated="1020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Function list</text:p>
          </table:table-cell>
          <table:table-cell table:style-name="ce41"/>
          <table:table-cell table:number-columns-repeated="1020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Class list</text:p>
          </table:table-cell>
          <table:table-cell table:style-name="ce42"/>
          <table:table-cell table:number-columns-repeated="1020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Sequence diagram</text:p>
          </table:table-cell>
          <table:table-cell table:number-columns-repeated="1021"/>
        </table:table-row>
        <table:table-row table:style-name="ro9">
          <table:table-cell/>
          <table:table-cell table:style-name="ce34"/>
          <table:table-cell table:style-name="ce38" office:value-type="string">
            <text:p><text:a xlink:href="#Search sequence ">Search sequence </text:a></text:p>
          </table:table-cell>
          <table:table-cell table:number-columns-repeated="1021"/>
        </table:table-row>
        <table:table-row table:style-name="ro9">
          <table:table-cell/>
          <table:table-cell table:style-name="ce35"/>
          <table:table-cell table:style-name="ce39" office:value-type="string">
            <text:p><text:a xlink:href="#Add student sequence">Add student sequence</text:a></text:p>
          </table:table-cell>
          <table:table-cell table:style-name="ce44"/>
          <table:table-cell table:number-columns-repeated="1020"/>
        </table:table-row>
        <table:table-row table:style-name="ro9">
          <table:table-cell table:number-columns-repeated="2"/>
          <table:table-cell office:value-type="string">
            <text:p><text:a xlink:href="#Add course sequence">Add course sequence</text:a></text:p>
          </table:table-cell>
          <table:table-cell table:style-name="ce41"/>
          <table:table-cell table:number-columns-repeated="1020"/>
        </table:table-row>
        <table:table-row table:style-name="ro4">
          <table:table-cell/>
          <table:table-cell table:style-name="ce36"/>
          <table:table-cell table:style-name="ce40"/>
          <table:table-cell table:style-name="ce42"/>
          <table:table-cell table:number-columns-repeated="1020"/>
        </table:table-row>
        <table:table-row table:style-name="ro4" table:number-rows-repeated="2">
          <table:table-cell/>
          <table:table-cell table:style-name="ce34"/>
          <table:table-cell table:style-name="ce38"/>
          <table:table-cell table:number-columns-repeated="1021"/>
        </table:table-row>
        <table:table-row table:style-name="ro4">
          <table:table-cell/>
          <table:table-cell table:style-name="ce35"/>
          <table:table-cell table:style-name="ce39"/>
          <table:table-cell table:style-name="ce44"/>
          <table:table-cell table:number-columns-repeated="1020"/>
        </table:table-row>
        <table:table-row table:style-name="ro4">
          <table:table-cell table:number-columns-repeated="3"/>
          <table:table-cell table:style-name="ce41"/>
          <table:table-cell table:number-columns-repeated="1020"/>
        </table:table-row>
        <table:table-row table:style-name="ro4">
          <table:table-cell/>
          <table:table-cell table:style-name="ce36"/>
          <table:table-cell table:style-name="ce40"/>
          <table:table-cell table:style-name="ce42"/>
          <table:table-cell table:number-columns-repeated="1020"/>
        </table:table-row>
        <table:table-row table:style-name="ro4" table:number-rows-repeated="2">
          <table:table-cell/>
          <table:table-cell table:style-name="ce34"/>
          <table:table-cell table:style-name="ce38"/>
          <table:table-cell table:number-columns-repeated="1021"/>
        </table:table-row>
        <table:table-row table:style-name="ro4">
          <table:table-cell/>
          <table:table-cell table:style-name="ce35"/>
          <table:table-cell table:style-name="ce39"/>
          <table:table-cell table:style-name="ce44"/>
          <table:table-cell table:number-columns-repeated="1020"/>
        </table:table-row>
      </table:table>
      <table:table table:name="Function list" table:style-name="ta5" table:print-ranges="'Function list'.B2:'Function list'.AU78">
        <office:forms form:automatic-focus="false" form:apply-design-mode="false"/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Function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57" office:value-type="string" table:number-columns-spanned="2" table:number-rows-spanned="1">
            <text:p>No</text:p>
          </table:table-cell>
          <table:covered-table-cell table:style-name="ce62"/>
          <table:table-cell table:style-name="ce64" office:value-type="string">
            <text:p>Screen code</text:p>
          </table:table-cell>
          <table:table-cell table:style-name="ce66" table:number-columns-repeated="2"/>
          <table:table-cell table:style-name="ce72"/>
          <table:table-cell table:style-name="ce75" office:value-type="string" table:number-columns-spanned="8" table:number-rows-spanned="1">
            <text:p>Screen name</text:p>
          </table:table-cell>
          <table:covered-table-cell table:number-columns-repeated="6" table:style-name="ce76"/>
          <table:covered-table-cell table:style-name="ce85"/>
          <table:table-cell table:style-name="ce64" office:value-type="string">
            <text:p>Function name</text:p>
          </table:table-cell>
          <table:table-cell table:style-name="ce66" table:number-columns-repeated="10"/>
          <table:table-cell table:style-name="ce89"/>
          <table:table-cell table:style-name="ce66" office:value-type="string">
            <text:p>Explanation</text:p>
          </table:table-cell>
          <table:table-cell table:style-name="ce66" table:number-columns-repeated="16"/>
          <table:table-cell table:style-name="ce89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formula="of:=ROW()-8" office:value-type="float" office:value="1" table:number-columns-spanned="2" table:number-rows-spanned="1">
            <text:p>1</text:p>
          </table:table-cell>
          <table:covered-table-cell table:style-name="ce63"/>
          <table:table-cell table:style-name="ce65" office:value-type="string">
            <text:p>S01</text:p>
          </table:table-cell>
          <table:table-cell table:style-name="ce67" table:number-columns-repeated="2"/>
          <table:table-cell table:style-name="ce73"/>
          <table:table-cell table:style-name="ce65" office:value-type="string">
            <text:p>Search Student</text:p>
          </table:table-cell>
          <table:table-cell table:style-name="ce73" table:number-columns-repeated="6"/>
          <table:table-cell table:style-name="ce86"/>
          <table:table-cell table:style-name="ce65" office:value-type="string">
            <text:p>Search student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Search the students match with search criteria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Add new Student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2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Add new Course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3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office:value-type="float" office:value="2" table:number-columns-spanned="2" table:number-rows-spanned="1">
            <text:p>2</text:p>
          </table:table-cell>
          <table:covered-table-cell table:style-name="ce63"/>
          <table:table-cell table:style-name="ce65" office:value-type="string">
            <text:p>S02</text:p>
          </table:table-cell>
          <table:table-cell table:style-name="ce67" table:number-columns-repeated="2"/>
          <table:table-cell table:style-name="ce73"/>
          <table:table-cell table:style-name="ce65" office:value-type="string">
            <text:p>Add New Student</text:p>
          </table:table-cell>
          <table:table-cell table:style-name="ce73" table:number-columns-repeated="6"/>
          <table:table-cell table:style-name="ce86"/>
          <table:table-cell table:style-name="ce65" office:value-type="string">
            <text:p>Add new student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Add the information of one new student into database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Search Student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1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Add new Course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3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office:value-type="float" office:value="3" table:number-columns-spanned="2" table:number-rows-spanned="1">
            <text:p>3</text:p>
          </table:table-cell>
          <table:covered-table-cell table:style-name="ce63"/>
          <table:table-cell table:style-name="ce65" office:value-type="string">
            <text:p>S03</text:p>
          </table:table-cell>
          <table:table-cell table:style-name="ce67" table:number-columns-repeated="2"/>
          <table:table-cell table:style-name="ce73"/>
          <table:table-cell table:style-name="ce65" office:value-type="string">
            <text:p>Add New Course</text:p>
          </table:table-cell>
          <table:table-cell table:style-name="ce73" table:number-columns-repeated="6"/>
          <table:table-cell table:style-name="ce86"/>
          <table:table-cell table:style-name="ce65" office:value-type="string">
            <text:p>Add new cours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Add the information of new course into database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60"/>
          <table:table-cell/>
          <table:table-cell table:style-name="ce60"/>
          <table:table-cell table:style-name="ce67" table:number-columns-repeated="2"/>
          <table:table-cell table:style-name="ce73"/>
          <table:table-cell table:style-name="ce60"/>
          <table:table-cell table:style-name="ce73" table:number-columns-repeated="6"/>
          <table:table-cell table:style-name="ce86"/>
          <table:table-cell table:style-name="ce65" office:value-type="string">
            <text:p>Go to Search Student page</text:p>
          </table:table-cell>
          <table:table-cell table:style-name="ce67" table:number-columns-repeated="10"/>
          <table:table-cell table:style-name="ce90"/>
          <table:table-cell table:style-name="ce67" office:value-type="string">
            <text:p>Link to screen S01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 office:value-type="string">
            <text:p>Go to Add new Student page</text:p>
          </table:table-cell>
          <table:table-cell table:style-name="ce67" table:number-columns-repeated="10"/>
          <table:table-cell table:style-name="ce90"/>
          <table:table-cell table:style-name="ce91" office:value-type="string">
            <text:p>Link to screen S02</text:p>
          </table:table-cell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0"/>
          <table:table-cell table:style-name="ce67" table:number-columns-repeated="11"/>
          <table:table-cell table:style-name="ce60"/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60"/>
          <table:table-cell/>
          <table:table-cell table:style-name="ce60"/>
          <table:table-cell table:style-name="ce67" table:number-columns-repeated="2"/>
          <table:table-cell table:style-name="ce73"/>
          <table:table-cell table:style-name="ce60"/>
          <table:table-cell table:style-name="ce73" table:number-columns-repeated="6"/>
          <table:table-cell table:style-name="ce86"/>
          <table:table-cell table:style-name="ce60"/>
          <table:table-cell table:style-name="ce67" table:number-columns-repeated="10"/>
          <table:table-cell table:style-name="ce90"/>
          <table:table-cell table:style-name="ce60"/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0"/>
          <table:table-cell table:style-name="ce67" table:number-columns-repeated="10"/>
          <table:table-cell table:style-name="ce90"/>
          <table:table-cell table:style-name="ce60"/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/>
          <table:table-cell table:style-name="ce67" table:number-columns-repeated="10"/>
          <table:table-cell table:style-name="ce90"/>
          <table:table-cell/>
          <table:table-cell table:style-name="ce67" table:number-columns-repeated="16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 table:number-rows-repeated="2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 table:number-rows-repeated="4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2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8">
          <table:table-cell/>
          <table:table-cell table:style-name="ce51"/>
          <table:table-cell table:style-name="ce59"/>
          <table: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4"/>
          <table:table-cell table:style-name="ce81" table:number-columns-repeated="2"/>
          <table:table-cell table:style-name="ce87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 table:number-columns-repeated="977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4"/>
          <table:table-cell table:style-name="ce81" table:number-columns-repeated="2"/>
          <table:table-cell table:style-name="ce87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65"/>
          <table:table-cell table:style-name="ce67" table:number-columns-repeated="2"/>
          <table:table-cell table:style-name="ce73"/>
          <table:table-cell table:style-name="ce65"/>
          <table:table-cell table:style-name="ce73" table:number-columns-repeated="6"/>
          <table:table-cell table:style-name="ce86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7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49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lass list" table:style-name="ta6" table:print-ranges="'Class list'.B2:'Class list'.AU24">
        <office:forms form:automatic-focus="false" form:apply-design-mode="false"/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Class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57" office:value-type="string" table:number-columns-spanned="2" table:number-rows-spanned="1">
            <text:p>No</text:p>
          </table:table-cell>
          <table:covered-table-cell table:style-name="ce62"/>
          <table:table-cell table:style-name="ce64" office:value-type="string">
            <text:p>Group</text:p>
          </table:table-cell>
          <table:table-cell table:style-name="ce66" table:number-columns-repeated="2"/>
          <table:table-cell table:style-name="ce72"/>
          <table:table-cell table:style-name="ce115"/>
          <table:table-cell table:style-name="ce76"/>
          <table:table-cell table:style-name="ce85"/>
          <table:table-cell table:style-name="ce121" office:value-type="string" table:number-columns-spanned="5" table:number-rows-spanned="1">
            <text:p>Class name</text:p>
          </table:table-cell>
          <table:covered-table-cell table:number-columns-repeated="4" table:style-name="ce76"/>
          <table:table-cell table:style-name="ce66" table:number-columns-repeated="3"/>
          <table:table-cell table:style-name="ce89"/>
          <table:table-cell table:style-name="ce64" office:value-type="string">
            <text:p>Process ID</text:p>
          </table:table-cell>
          <table:table-cell table:style-name="ce66" table:number-columns-repeated="10"/>
          <table:table-cell table:style-name="ce89"/>
          <table:table-cell table:style-name="ce64" office:value-type="string">
            <text:p>Explanation</text:p>
          </table:table-cell>
          <table:table-cell table:style-name="ce66" table:number-columns-repeated="12"/>
          <table:table-cell table:style-name="ce89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1">
          <table:table-cell/>
          <table:table-cell table:style-name="ce51"/>
          <table:table-cell table:style-name="ce99" table:formula="of:=ROW()-ROW([.$C$8])" office:value-type="float" office:value="1" table:number-columns-spanned="2" table:number-rows-spanned="1">
            <text:p>1</text:p>
          </table:table-cell>
          <table:covered-table-cell table:style-name="ce101"/>
          <table:table-cell table:style-name="ce103" office:value-type="string" table:number-columns-spanned="7" table:number-rows-spanned="4">
            <text:p>Model</text:p>
          </table:table-cell>
          <table:covered-table-cell table:number-columns-repeated="5" table:style-name="ce109"/>
          <table:covered-table-cell table:style-name="ce116"/>
          <table:table-cell table:style-name="ce107" office:value-type="string">
            <text:p>StudentBLO</text:p>
          </table:table-cell>
          <table:table-cell table:style-name="ce122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4" office:value-type="string" table:number-columns-spanned="14" table:number-rows-spanned="1">
            <text:p>Supply the methods to work with student object, such as: getXXX(), save()...</text:p>
          </table:table-cell>
          <table:covered-table-cell table:number-columns-repeated="12" table:style-name="ce125"/>
          <table:covered-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1">
          <table:table-cell/>
          <table:table-cell table:style-name="ce51"/>
          <table:table-cell table:style-name="ce99" table:formula="of:=ROW()-ROW([.$C$8])" office:value-type="float" office:value="2" table:number-columns-spanned="2" table:number-rows-spanned="1">
            <text:p>2</text:p>
          </table:table-cell>
          <table:covered-table-cell table:style-name="ce101"/>
          <table:covered-table-cell table:style-name="ce104"/>
          <table:covered-table-cell table:number-columns-repeated="5" table:style-name="ce110"/>
          <table:covered-table-cell table:style-name="ce117"/>
          <table:table-cell table:style-name="ce107" office:value-type="string">
            <text:p>CourseBLO</text:p>
          </table:table-cell>
          <table:table-cell table:style-name="ce122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4" office:value-type="string" table:number-columns-spanned="14" table:number-rows-spanned="1">
            <text:p>Supply the methods to work with course object, such as: getXXX(), save()...</text:p>
          </table:table-cell>
          <table:covered-table-cell table:number-columns-repeated="12" table:style-name="ce125"/>
          <table:covered-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2">
          <table:table-cell/>
          <table:table-cell table:style-name="ce51"/>
          <table:table-cell table:style-name="ce99" table:formula="of:=ROW()-ROW([.$C$8])" office:value-type="float" office:value="3" table:number-columns-spanned="2" table:number-rows-spanned="1">
            <text:p>3</text:p>
          </table:table-cell>
          <table:covered-table-cell table:style-name="Default"/>
          <table:covered-table-cell table:style-name="ce104"/>
          <table:covered-table-cell table:number-columns-repeated="5" table:style-name="ce110"/>
          <table:covered-table-cell table:style-name="ce117"/>
          <table:table-cell table:style-name="ce107" office:value-type="string">
            <text:p>StudentDAO</text:p>
          </table:table-cell>
          <table:table-cell table:style-name="ce122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4" office:value-type="string" table:number-columns-spanned="14" table:number-rows-spanned="1">
            <text:p>Supply the methods to work with student table in database, such as: getXXX(), save()...</text:p>
          </table:table-cell>
          <table:covered-table-cell table:number-columns-repeated="13" table:style-name="ce127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2">
          <table:table-cell/>
          <table:table-cell table:style-name="ce51"/>
          <table:table-cell table:style-name="ce99" table:formula="of:=ROW()-ROW([.$C$8])" office:value-type="float" office:value="4" table:number-columns-spanned="2" table:number-rows-spanned="1">
            <text:p>4</text:p>
          </table:table-cell>
          <table:covered-table-cell table:style-name="Default"/>
          <table:covered-table-cell table:style-name="ce104"/>
          <table:covered-table-cell table:number-columns-repeated="5" table:style-name="ce110"/>
          <table:covered-table-cell table:style-name="ce117"/>
          <table:table-cell table:style-name="ce107" office:value-type="string">
            <text:p>CourseDAO</text:p>
          </table:table-cell>
          <table:table-cell table:style-name="ce122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4" office:value-type="string" table:number-columns-spanned="14" table:number-rows-spanned="1">
            <text:p>Supply the methods to work with course table in database, such as: getXXX(), save()...</text:p>
          </table:table-cell>
          <table:covered-table-cell table:number-columns-repeated="13" table:style-name="ce127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5" table:number-columns-spanned="2" table:number-rows-spanned="1">
            <text:p>5</text:p>
          </table:table-cell>
          <table:covered-table-cell table:style-name="ce101"/>
          <table:table-cell table:style-name="ce103" office:value-type="string" table:number-columns-spanned="7" table:number-rows-spanned="3">
            <text:p>View</text:p>
          </table:table-cell>
          <table:covered-table-cell table:number-columns-repeated="5" table:style-name="ce109"/>
          <table:covered-table-cell table:style-name="ce116"/>
          <table:table-cell table:style-name="ce65" office:value-type="string">
            <text:p>Search.jsp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Sreen 01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6" table:number-columns-spanned="2" table:number-rows-spanned="1">
            <text:p>6</text:p>
          </table:table-cell>
          <table:covered-table-cell table:style-name="ce101"/>
          <table:covered-table-cell table:style-name="ce104"/>
          <table:covered-table-cell table:number-columns-repeated="5" table:style-name="ce110"/>
          <table:covered-table-cell table:style-name="ce117"/>
          <table:table-cell office:value-type="string">
            <text:p>AddStudent.jsp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Sreen 02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7" table:number-columns-spanned="2" table:number-rows-spanned="1">
            <text:p>7</text:p>
          </table:table-cell>
          <table:covered-table-cell table:style-name="ce101"/>
          <table:covered-table-cell table:style-name="ce105"/>
          <table:covered-table-cell table:number-columns-repeated="5" table:style-name="ce111"/>
          <table:covered-table-cell table:style-name="ce118"/>
          <table:table-cell table:style-name="ce65" office:value-type="string">
            <text:p>AddCourse.jsp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Sreen 03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8" table:number-columns-spanned="2" table:number-rows-spanned="1">
            <text:p>8</text:p>
          </table:table-cell>
          <table:covered-table-cell table:style-name="ce101"/>
          <table:table-cell table:style-name="ce103" office:value-type="string" table:number-columns-spanned="7" table:number-rows-spanned="1">
            <text:p>Controller</text:p>
          </table:table-cell>
          <table:covered-table-cell table:number-columns-repeated="5" table:style-name="ce109"/>
          <table:covered-table-cell table:style-name="ce116"/>
          <table:table-cell table:style-name="ce65" office:value-type="string">
            <text:p>ICMSServlet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The main servlet of project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9" table:number-columns-spanned="2" table:number-rows-spanned="1">
            <text:p>9</text:p>
          </table:table-cell>
          <table:covered-table-cell table:style-name="ce101"/>
          <table:table-cell table:style-name="ce106" office:value-type="string" table:number-columns-spanned="7" table:number-rows-spanned="2">
            <text:p>POJO</text:p>
          </table:table-cell>
          <table:covered-table-cell table:number-columns-repeated="2" table:style-name="ce109"/>
          <table:covered-table-cell table:style-name="ce113"/>
          <table:covered-table-cell table:style-name="ce109"/>
          <table:covered-table-cell table:style-name="ce113"/>
          <table:covered-table-cell table:style-name="ce119"/>
          <table:table-cell table:style-name="ce65" office:value-type="string">
            <text:p>Studennt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Student Java Bean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99" table:formula="of:=ROW()-ROW([.$C$8])" office:value-type="float" office:value="10" table:number-columns-spanned="2" table:number-rows-spanned="1">
            <text:p>10</text:p>
          </table:table-cell>
          <table:covered-table-cell table:style-name="ce101"/>
          <table:covered-table-cell table:style-name="ce65"/>
          <table:covered-table-cell table:number-columns-repeated="2" table:style-name="ce67"/>
          <table:covered-table-cell table:style-name="ce73"/>
          <table:covered-table-cell table:style-name="ce67"/>
          <table:covered-table-cell table:style-name="ce73"/>
          <table:covered-table-cell table:style-name="ce86"/>
          <table:table-cell table:style-name="ce65" office:value-type="string">
            <text:p>Course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5" office:value-type="string">
            <text:p>Course Java Bean.</text:p>
          </table:table-cell>
          <table:table-cell table:style-name="ce125" table:number-columns-repeated="12"/>
          <table: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3">
          <table:table-cell/>
          <table:table-cell table:style-name="ce51"/>
          <table:table-cell table:style-name="ce99" table:formula="of:=ROW()-ROW([.$C$8])" office:value-type="float" office:value="11" table:number-columns-spanned="2" table:number-rows-spanned="1">
            <text:p>11</text:p>
          </table:table-cell>
          <table:covered-table-cell table:style-name="ce101"/>
          <table:table-cell table:style-name="ce107" office:value-type="string">
            <text:p>Util</text:p>
          </table:table-cell>
          <table:table-cell table:style-name="ce67" table:number-columns-repeated="2"/>
          <table:table-cell table:style-name="ce73"/>
          <table:table-cell table:style-name="ce67"/>
          <table:table-cell table:style-name="ce73"/>
          <table:table-cell table:style-name="ce86"/>
          <table:table-cell table:style-name="ce107" office:value-type="string">
            <text:p>DbUtil</text:p>
          </table:table-cell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123" office:value-type="string">
            <text:p>-</text:p>
          </table:table-cell>
          <table:table-cell table:style-name="ce67" table:number-columns-repeated="10"/>
          <table:table-cell table:style-name="ce90"/>
          <table:table-cell table:style-name="ce126" office:value-type="string" table:number-columns-spanned="14" table:number-rows-spanned="1">
            <text:p>Supply the methods to get the connection of database, such as: getConnection()...</text:p>
          </table:table-cell>
          <table:covered-table-cell table:number-columns-repeated="12" table:style-name="ce125"/>
          <table:covered-table-cell table:style-name="ce128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58" table:number-columns-spanned="2" table:number-rows-spanned="1"/>
          <table:covered-table-cell table:style-name="ce63"/>
          <table:table-cell table:style-name="ce108"/>
          <table:table-cell table:style-name="ce112" table:number-columns-repeated="2"/>
          <table:table-cell table:style-name="ce114"/>
          <table:table-cell table:style-name="ce112"/>
          <table:table-cell table:style-name="ce114"/>
          <table:table-cell table:style-name="ce120"/>
          <table:table-cell table:style-name="ce65"/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3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00" table:number-columns-spanned="2" table:number-rows-spanned="1"/>
          <table:covered-table-cell table:style-name="ce102"/>
          <table:table-cell table:style-name="ce65"/>
          <table:table-cell table:style-name="ce67" table:number-columns-repeated="2"/>
          <table:table-cell table:style-name="ce73"/>
          <table:table-cell table:style-name="ce67"/>
          <table:table-cell table:style-name="ce73"/>
          <table:table-cell table:style-name="ce86"/>
          <table:table-cell table:style-name="ce65"/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3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00" table:number-columns-spanned="2" table:number-rows-spanned="1"/>
          <table:covered-table-cell table:style-name="ce102"/>
          <table:table-cell table:style-name="ce65"/>
          <table:table-cell table:style-name="ce67" table:number-columns-repeated="2"/>
          <table:table-cell table:style-name="ce73"/>
          <table:table-cell table:style-name="ce67"/>
          <table:table-cell table:style-name="ce73"/>
          <table:table-cell table:style-name="ce86"/>
          <table:table-cell table:style-name="ce65"/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3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00" table:number-columns-spanned="2" table:number-rows-spanned="1"/>
          <table:covered-table-cell table:style-name="ce102"/>
          <table:table-cell table:style-name="ce65"/>
          <table:table-cell table:style-name="ce67" table:number-columns-repeated="2"/>
          <table:table-cell table:style-name="ce73"/>
          <table:table-cell table:style-name="ce67"/>
          <table:table-cell table:style-name="ce73"/>
          <table:table-cell table:style-name="ce86"/>
          <table:table-cell table:style-name="ce65"/>
          <table:table-cell table:style-name="ce73" table:number-columns-repeated="4"/>
          <table:table-cell table:style-name="ce67" table:number-columns-repeated="3"/>
          <table:table-cell table:style-name="ce90"/>
          <table:table-cell table:style-name="ce65"/>
          <table:table-cell table:style-name="ce67" table:number-columns-repeated="10"/>
          <table:table-cell table:style-name="ce90"/>
          <table:table-cell table:style-name="ce67" table:number-columns-repeated="13"/>
          <table:table-cell table:style-name="ce90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earch sequence " table:style-name="ta7" table:print-ranges="'Search sequence '.B2:'Search sequence '.AU69"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Function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0" table:number-columns-spanned="2" table:number-rows-spanned="1"/>
          <table:covered-table-cell table:style-name="ce134"/>
          <table:table-cell table:style-name="ce91" table:number-columns-repeated="3"/>
          <table:table-cell table:style-name="ce139"/>
          <table:table-cell table:style-name="ce141"/>
          <table:table-cell table:style-name="ce142" table:number-columns-repeated="7"/>
          <table:table-cell table:style-name="ce91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office:value-type="string">
            <text:p>Search sequence diagram</text:p>
          </table:table-cell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>
            <draw:rect table:end-cell-address="'Search sequence '.F11" table:end-x="0.318cm" table:end-y="0.307cm" draw:z-index="9" draw:style-name="gr1" draw:text-style-name="P1" svg:width="1.697cm" svg:height="0.501cm" svg:x="0.124cm" svg:y="0.28cm">
              <text:p text:style-name="P1">User</text:p>
            </draw:rect>
          </table:table-cell>
          <table:covered-table-cell table:style-name="ce136"/>
          <table:table-cell table:style-name="ce112" table:number-columns-repeated="3"/>
          <table:table-cell table:style-name="ce114"/>
          <table:table-cell table:style-name="ce112">
            <draw:rect table:end-cell-address="'Search sequence '.M11" table:end-x="0.293cm" table:end-y="0.293cm" draw:z-index="7" draw:style-name="gr1" draw:text-style-name="P1" svg:width="2.225cm" svg:height="0.501cm" svg:x="0.071cm" svg:y="0.266cm">
              <text:p text:style-name="P1">Search.jsp</text:p>
            </draw:rect>
          </table:table-cell>
          <table:table-cell table:style-name="ce114" table:number-columns-repeated="2"/>
          <table:table-cell table:style-name="ce112"/>
          <table:table-cell table:style-name="ce114" table:number-columns-repeated="3"/>
          <table:table-cell table:style-name="ce114">
            <draw:rect table:end-cell-address="'Search sequence '.W11" table:end-x="0.085cm" table:end-y="0.386cm" draw:z-index="1" draw:style-name="gr1" draw:text-style-name="P1" svg:width="3.589cm" svg:height="0.501cm" svg:x="0.002cm" svg:y="0.359cm">
              <text:p text:style-name="P1">ICMSServlet.java</text:p>
            </draw:rect>
          </table:table-cell>
          <table:table-cell table:style-name="ce112" table:number-columns-repeated="7"/>
          <table:table-cell table:style-name="ce112">
            <draw:rect table:end-cell-address="'Search sequence '.AD11" table:end-x="0.391cm" table:end-y="0.388cm" draw:z-index="3" draw:style-name="gr1" draw:text-style-name="P1" svg:width="3.253cm" svg:height="0.501cm" svg:x="0.143cm" svg:y="0.361cm">
              <text:p text:style-name="P1">StudentBLO.java</text:p>
            </draw:rect>
          </table:table-cell>
          <table:table-cell table:style-name="ce112" table:number-columns-repeated="6"/>
          <table:table-cell table:style-name="ce112">
            <draw:rect table:end-cell-address="'Search sequence '.AK11" table:end-x="0.362cm" table:end-y="0.334cm" draw:z-index="23" draw:style-name="gr1" draw:text-style-name="P1" svg:width="3.114cm" svg:height="0.501cm" svg:x="0.253cm" svg:y="0.307cm">
              <text:p text:style-name="P1">StudentDAO.java</text:p>
            </draw:rect>
          </table:table-cell>
          <table:table-cell table:style-name="ce112" table:number-columns-repeated="6"/>
          <table:table-cell table:style-name="ce112">
            <draw:rect table:end-cell-address="'Search sequence '.AP11" table:end-x="0.355cm" table:end-y="0.363cm" draw:z-index="5" draw:style-name="gr1" draw:text-style-name="P1" svg:width="2.079cm" svg:height="0.501cm" svg:x="0.28cm" svg:y="0.336cm">
              <text:p text:style-name="P1">DbUtil.java</text:p>
            </draw:rect>
          </table:table-cell>
          <table:table-cell table:style-name="ce112" table:number-columns-repeated="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>
            <draw:line table:end-cell-address="'Search sequence '.D34" table:end-x="0.402cm" table:end-y="0.095cm" draw:z-index="10" draw:style-name="gr2" draw:text-style-name="P1" svg:x1="0.125cm" svg:y1="0.237cm" svg:x2="0.125cm" svg:y2="11.15cm">
              <text:p/>
            </draw:line>
          </table:table-cell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line table:end-cell-address="'Search sequence '.K34" table:end-x="0.124cm" table:end-y="0.017cm" draw:z-index="8" draw:style-name="gr2" draw:text-style-name="P1" svg:x1="0.125cm" svg:y1="0.237cm" svg:x2="0.125cm" svg:y2="11.15cm">
              <text:p/>
            </draw:line>
          </table:table-cell>
          <table:table-cell table:style-name="ce112"/>
          <table:table-cell table:style-name="ce114" table:number-columns-repeated="4"/>
          <table:table-cell table:style-name="ce112" table:number-columns-repeated="2"/>
          <table:table-cell table:style-name="ce112">
            <draw:line table:end-cell-address="'Search sequence '.S34" table:end-x="0.419cm" table:end-y="0.07cm" draw:z-index="2" draw:style-name="gr2" draw:text-style-name="P1" svg:x1="0.125cm" svg:y1="0.237cm" svg:x2="0.125cm" svg:y2="11.15cm">
              <text:p/>
            </draw:line>
          </table:table-cell>
          <table:table-cell table:style-name="ce112" table:number-columns-repeated="7"/>
          <table:table-cell table:style-name="ce112">
            <draw:line table:end-cell-address="'Search sequence '.AA34" table:end-x="0.364cm" table:end-y="0.122cm" draw:z-index="4" draw:style-name="gr2" draw:text-style-name="P1" svg:x1="0.125cm" svg:y1="0.237cm" svg:x2="0.125cm" svg:y2="11.15cm">
              <text:p/>
            </draw:line>
          </table:table-cell>
          <table:table-cell table:style-name="ce112" table:number-columns-repeated="6"/>
          <table:table-cell table:style-name="ce112">
            <draw:line table:end-cell-address="'Search sequence '.AH33" table:end-x="0.114cm" table:end-y="0.464cm" draw:z-index="24" draw:style-name="gr2" draw:text-style-name="P1" svg:x1="0.125cm" svg:y1="0.237cm" svg:x2="0.125cm" svg:y2="10.676cm">
              <text:p/>
            </draw:line>
          </table:table-cell>
          <table:table-cell table:style-name="ce112" table:number-columns-repeated="5"/>
          <table:table-cell table:style-name="ce112">
            <draw:line table:end-cell-address="'Search sequence '.AN24" table:end-x="0.342cm" table:end-y="0.096cm" draw:z-index="6" draw:style-name="gr2" draw:text-style-name="P1" svg:x1="0.125cm" svg:y1="0.237cm" svg:x2="0.125cm" svg:y2="6.406cm">
              <text:p/>
            </draw:line>
          </table:table-cell>
          <table:table-cell table:style-name="ce112" table:number-columns-repeated="5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>
            <draw:rect table:end-cell-address="'Search sequence '.J14" table:end-x="0.013cm" table:end-y="0.086cm" draw:z-index="12" draw:style-name="gr3" draw:text-style-name="P1" svg:width="2.476cm" svg:height="1.028cm" svg:x="0.041cm" svg:y="0.007cm">
              <text:p text:style-name="P1">Click on </text:p>
              <text:p text:style-name="P1">Search button</text:p>
            </draw:rect>
          </table:table-cell>
          <table:table-cell table:style-name="ce112" table:number-columns-repeated="2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>
            <draw:custom-shape table:end-cell-address="'Search sequence '.D13" table:end-x="0.413cm" table:end-y="0.389cm" draw:z-index="11" draw:style-name="gr4" draw:text-style-name="P2" svg:width="3.144cm" svg:height="0.371cm" svg:x="-4.373cm" svg:y="-0.354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Search sequence '.L16" table:end-x="0.139cm" table:end-y="0.122cm" draw:z-index="25" draw:style-name="gr5" svg:width="0.501cm" svg:height="0.716cm" svg:x="0.139cm" svg:y="0.355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style-name="ce112"/>
          <table:table-cell table:style-name="ce114">
            <draw:rect table:end-cell-address="'Search sequence '.R16" table:end-x="0.217cm" table:end-y="0.255cm" draw:z-index="26" draw:style-name="gr3" draw:text-style-name="P1" svg:width="2.476cm" svg:height="1.028cm" svg:x="0.246cm" svg:y="0.176cm">
              <text:p text:style-name="P1">javascript:validate()</text:p>
            </draw:rect>
          </table:table-cell>
          <table:table-cell table:style-name="ce114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>
            <draw:custom-shape table:end-cell-address="'Search sequence '.K17" table:end-x="0.257cm" table:end-y="0.219cm" draw:z-index="13" draw:style-name="gr4" draw:text-style-name="P2" svg:width="4.111cm" svg:height="0.371cm" svg:x="-3.958cm" svg:y="-0.05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rect table:end-cell-address="'Search sequence '.Q18" table:end-x="0.357cm" table:end-y="0.116cm" draw:z-index="14" draw:style-name="gr3" draw:text-style-name="P1" svg:width="2.476cm" svg:height="1.028cm" svg:x="0.385cm" svg:y="0.037cm">
              <text:p text:style-name="P1">doPost()</text:p>
            </draw:rect>
          </table:table-cell>
          <table:table-cell table:style-name="ce114" table:number-columns-repeated="4"/>
          <table:table-cell table:style-name="ce112" table:number-columns-repeated="4"/>
          <table:table-cell table:style-name="ce112">
            <draw:rect table:end-cell-address="'Search sequence '.Z19" table:end-x="0.139cm" table:end-y="0.032cm" draw:z-index="16" draw:style-name="gr3" draw:text-style-name="P1" svg:width="2.476cm" svg:height="1.028cm" svg:x="0.167cm" svg:y="0.427cm">
              <text:p text:style-name="P1">search()</text:p>
            </draw:rect>
          </table:table-cell>
          <table:table-cell table:style-name="ce112" table:number-columns-repeated="24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custom-shape table:end-cell-address="'Search sequence '.S18" table:end-x="0.474cm" table:end-y="0.165cm" draw:z-index="15" draw:style-name="gr4" draw:text-style-name="P2" svg:width="3.839cm" svg:height="0.371cm" svg:x="-3.699cm" svg:y="-0.103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custom-shape table:end-cell-address="'Search sequence '.AA19" table:end-x="0.472cm" table:end-y="0.272cm" draw:z-index="17" draw:style-name="gr4" draw:text-style-name="P2" svg:width="3.144cm" svg:height="0.371cm" svg:x="-2.811cm" svg:y="0.003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6"/>
          <table:table-cell table:style-name="ce112">
            <draw:rect table:end-cell-address="'Search sequence '.AG20" table:end-x="0.372cm" table:end-y="0.17cm" draw:z-index="18" draw:style-name="gr3" draw:text-style-name="P1" svg:width="2.476cm" svg:height="1.028cm" svg:x="0.4cm" svg:y="0.09cm">
              <text:p text:style-name="P1">get(query)</text:p>
            </draw:rect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custom-shape table:end-cell-address="'Search sequence '.AH20" table:end-x="0.199cm" table:end-y="0.356cm" draw:z-index="19" draw:style-name="gr4" draw:text-style-name="P2" svg:width="3.144cm" svg:height="0.371cm" svg:x="-3.084cm" svg:y="0.087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5"/>
          <table:table-cell table:style-name="ce112">
            <draw:rect table:end-cell-address="'Search sequence '.AM21" table:end-x="0.4cm" table:end-y="0.153cm" draw:z-index="20" draw:style-name="gr3" draw:text-style-name="P1" svg:width="2.476cm" svg:height="1.028cm" svg:x="0.428cm" svg:y="0.074cm">
              <text:p text:style-name="P1">getConnection()</text:p>
            </draw:rect>
          </table:table-cell>
          <table:table-cell table:style-name="ce112" table:number-columns-repeated="11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8"/>
          <table:table-cell table:style-name="ce112">
            <draw:rect table:end-cell-address="'Search sequence '.AN23" table:end-x="0.055cm" table:end-y="0.381cm" draw:z-index="28" draw:style-name="gr3" draw:text-style-name="P1" svg:width="2.476cm" svg:height="1.028cm" svg:x="0.083cm" svg:y="0.302cm">
              <text:p text:style-name="P1">return database</text:p>
              <text:p text:style-name="P1">connection</text:p>
            </draw:rect>
          </table:table-cell>
          <table:table-cell table:style-name="ce112" table:number-columns-repeated="10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custom-shape table:end-cell-address="'Search sequence '.AH23" table:end-x="0.167cm" table:end-y="0.162cm" draw:z-index="27" draw:style-name="gr6" draw:text-style-name="P2" svg:width="3.144cm" svg:height="0.371cm" svg:x="-3.116cm" svg:y="-0.106cm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7"/>
          <table:table-cell table:style-name="ce112">
            <draw:custom-shape table:end-cell-address="'Search sequence '.AT28" table:end-x="0.295cm" table:end-y="0.291cm" draw:z-index="0" draw:style-name="gr7" svg:width="1.231cm" svg:height="2.288cm" svg:x="0.066cm" svg:y="0.37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7"/>
          <table:table-cell table:style-name="ce112">
            <draw:custom-shape table:end-cell-address="'Search sequence '.AH25" table:end-x="0.183cm" table:end-y="0.176cm" draw:z-index="21" draw:style-name="gr4" draw:text-style-name="P2" svg:width="4.772cm" svg:height="0.407cm" svg:x="-4.353cm" svg:y="-0.164cm">
              <text:p/>
              <draw:enhanced-geometry svg:viewBox="0 0 21600 21600" draw:mirror-vertical="true" draw:mirror-horizontal="false" draw:text-areas="0 ?f0 ?f5 ?f2" draw:type="right-arrow" draw:modifiers="18522.690131992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0"/>
          <table:table-cell table:style-name="ce112">
            <draw:rect table:end-cell-address="'Search sequence '.AN26" table:end-x="0.419cm" table:end-y="0.114cm" draw:z-index="22" draw:style-name="gr3" draw:text-style-name="P1" svg:width="2.476cm" svg:height="1.028cm" svg:x="0.447cm" svg:y="0.035cm">
              <text:p text:style-name="P1">query on the database</text:p>
            </draw:rect>
          </table:table-cell>
          <table:table-cell table:style-name="ce112" table:number-columns-repeated="10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7"/>
          <table:table-cell table:style-name="ce112">
            <draw:custom-shape table:end-cell-address="'Search sequence '.AH26" table:end-x="0.135cm" table:end-y="0.363cm" draw:z-index="35" draw:style-name="gr6" draw:text-style-name="P2" svg:width="4.871cm" svg:height="0.371cm" svg:x="-4.6cm" svg:y="0.094cm">
              <text:p/>
              <draw:enhanced-geometry svg:viewBox="0 0 21600 21600" draw:mirror-vertical="true" draw:mirror-horizontal="true" draw:text-areas="0 ?f0 ?f5 ?f2" draw:type="right-arrow" draw:modifiers="18938.8090349076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0"/>
          <table:table-cell table:style-name="ce112">
            <draw:rect table:end-cell-address="'Search sequence '.AN27" table:end-x="0.427cm" table:end-y="0.307cm" draw:z-index="36" draw:style-name="gr3" draw:text-style-name="P1" svg:width="2.476cm" svg:height="1.028cm" svg:x="0.455cm" svg:y="0.228cm">
              <text:p text:style-name="P1">return result</text:p>
            </draw:rect>
          </table:table-cell>
          <table:table-cell table:style-name="ce112" table:number-columns-repeated="10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Search sequence '.AG29" table:end-x="0.277cm" table:end-y="0.211cm" draw:z-index="30" draw:style-name="gr3" draw:text-style-name="P1" svg:width="2.476cm" svg:height="1.028cm" svg:x="0.305cm" svg:y="0.132cm">
              <text:p text:style-name="P1">return result list</text:p>
              <text:p text:style-name="P1">StudentDTO[]</text:p>
            </draw:rect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custom-shape table:end-cell-address="'Search sequence '.AA29" table:end-x="0.389cm" table:end-y="0.192cm" draw:z-index="29" draw:style-name="gr6" draw:text-style-name="P2" svg:width="3.144cm" svg:height="0.371cm" svg:x="-2.894cm" svg:y="-0.076cm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table:end-cell-address="'Search sequence '.Z30" table:end-x="0.278cm" table:end-y="0.31cm" draw:z-index="32" draw:style-name="gr3" draw:text-style-name="P1" svg:width="2.476cm" svg:height="1.028cm" svg:x="0.306cm" svg:y="0.231cm">
              <text:p text:style-name="P1">return result list</text:p>
              <text:p text:style-name="P1">StudentDTO[]</text:p>
            </draw:rect>
          </table:table-cell>
          <table:table-cell table:style-name="ce112" table:number-columns-repeated="24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Search sequence '.S30" table:end-x="0.397cm" table:end-y="0.165cm" draw:z-index="31" draw:style-name="gr6" draw:text-style-name="P2" svg:width="3.95cm" svg:height="0.371cm" svg:x="-3.497cm" svg:y="-0.104cm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>
            <draw:custom-shape table:end-cell-address="'Search sequence '.K31" table:end-x="0.089cm" table:end-y="0.289cm" draw:z-index="33" draw:style-name="gr6" draw:text-style-name="P2" svg:width="4.23cm" svg:height="0.371cm" svg:x="-3.863cm" svg:y="0.021cm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>
            <draw:rect table:end-cell-address="'Search sequence '.R32" table:end-x="0.015cm" table:end-y="0.134cm" draw:z-index="34" draw:style-name="gr3" draw:text-style-name="P1" svg:width="2.476cm" svg:height="1.028cm" svg:x="0.044cm" svg:y="0.055cm">
              <text:p text:style-name="P1">Show the result message</text:p>
            </draw:rect>
          </table:table-cell>
          <table:table-cell table:style-name="ce114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5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3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3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3" table:number-columns-spanned="2" table:number-rows-spanned="1"/>
          <table:covered-table-cell table:style-name="ce137"/>
          <table:table-cell table:style-name="ce138" table:number-columns-repeated="3"/>
          <table:table-cell table:style-name="ce140"/>
          <table:table-cell table:style-name="ce138"/>
          <table:table-cell table:style-name="ce140" table:number-columns-repeated="2"/>
          <table:table-cell table:style-name="ce138"/>
          <table:table-cell table:style-name="ce140" table:number-columns-repeated="4"/>
          <table:table-cell table:style-name="ce138" table:number-columns-repeated="29"/>
          <table:table-cell table:style-name="ce146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d student sequence" table:style-name="ta8" table:print-ranges="'Add student sequence'.B2:'Add student sequence'.AU69"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Function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0" table:number-columns-spanned="2" table:number-rows-spanned="1"/>
          <table:covered-table-cell table:style-name="ce134"/>
          <table:table-cell table:style-name="ce91" table:number-columns-repeated="3"/>
          <table:table-cell table:style-name="ce139"/>
          <table:table-cell table:style-name="ce141"/>
          <table:table-cell table:style-name="ce142" table:number-columns-repeated="7"/>
          <table:table-cell table:style-name="ce91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office:value-type="string">
            <text:p>Add student sequence diagram</text:p>
          </table:table-cell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>
            <draw:rect table:end-cell-address="'Add student sequence'.F12" table:end-x="0.339cm" table:end-y="0.178cm" draw:z-index="8" draw:style-name="gr1" draw:text-style-name="P1" svg:width="1.697cm" svg:height="0.501cm" svg:x="0.145cm" svg:y="0.152cm">
              <text:p text:style-name="P1">User</text:p>
            </draw:rect>
          </table:table-cell>
          <table:table-cell table:style-name="ce136"/>
          <table:table-cell table:style-name="ce112" table:number-columns-repeated="2"/>
          <table:table-cell table:style-name="ce112">
            <draw:rect table:end-cell-address="'Add student sequence'.N12" table:end-x="0.417cm" table:end-y="0.164cm" draw:z-index="6" draw:style-name="gr1" draw:text-style-name="P1" svg:width="3.629cm" svg:height="0.501cm" svg:x="0.294cm" svg:y="0.138cm">
              <text:p text:style-name="P1">AddNewStudent.jsp</text:p>
            </draw:rect>
          </table:table-cell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3"/>
          <table:table-cell table:style-name="ce114">
            <draw:rect table:end-cell-address="'Add student sequence'.W12" table:end-x="0.106cm" table:end-y="0.257cm" draw:z-index="0" draw:style-name="gr1" draw:text-style-name="P1" svg:width="3.589cm" svg:height="0.501cm" svg:x="0.023cm" svg:y="0.231cm">
              <text:p text:style-name="P1">ICMSServlet.java</text:p>
            </draw:rect>
          </table:table-cell>
          <table:table-cell table:style-name="ce112" table:number-columns-repeated="7"/>
          <table:table-cell table:style-name="ce112">
            <draw:rect table:end-cell-address="'Add student sequence'.AD12" table:end-x="0.412cm" table:end-y="0.259cm" draw:z-index="2" draw:style-name="gr1" draw:text-style-name="P1" svg:width="3.253cm" svg:height="0.501cm" svg:x="0.164cm" svg:y="0.233cm">
              <text:p text:style-name="P1">StudentBLO.java</text:p>
            </draw:rect>
          </table:table-cell>
          <table:table-cell table:style-name="ce112" table:number-columns-repeated="6"/>
          <table:table-cell table:style-name="ce112">
            <draw:rect table:end-cell-address="'Add student sequence'.AK12" table:end-x="0.383cm" table:end-y="0.205cm" draw:z-index="22" draw:style-name="gr1" draw:text-style-name="P1" svg:width="3.114cm" svg:height="0.501cm" svg:x="0.274cm" svg:y="0.179cm">
              <text:p text:style-name="P1">StudentDAO.java</text:p>
            </draw:rect>
          </table:table-cell>
          <table:table-cell table:style-name="ce112" table:number-columns-repeated="6"/>
          <table:table-cell table:style-name="ce112">
            <draw:rect table:end-cell-address="'Add student sequence'.AP12" table:end-x="0.376cm" table:end-y="0.234cm" draw:z-index="4" draw:style-name="gr1" draw:text-style-name="P1" svg:width="2.079cm" svg:height="0.501cm" svg:x="0.301cm" svg:y="0.208cm">
              <text:p text:style-name="P1">DbUtil.java</text:p>
            </draw:rect>
          </table:table-cell>
          <table:table-cell table:style-name="ce112" table:number-columns-repeated="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>
            <draw:line table:end-cell-address="'Add student sequence'.D34" table:end-x="0.423cm" table:end-y="0.441cm" draw:z-index="9" draw:style-name="gr2" draw:text-style-name="P1" svg:x1="0.125cm" svg:y1="0.237cm" svg:x2="0.125cm" svg:y2="10.675cm">
              <text:p/>
            </draw:line>
          </table:table-cell>
          <table:table-cell table:style-name="ce112">
            <draw:rect table:end-cell-address="'Add student sequence'.J14" table:end-x="0.034cm" table:end-y="0.432cm" draw:z-index="11" draw:style-name="gr3" draw:text-style-name="P1" svg:width="2.476cm" svg:height="1.028cm" svg:x="0.062cm" svg:y="0.353cm">
              <text:p text:style-name="P1">Click on </text:p>
              <text:p text:style-name="P1">Save button</text:p>
            </draw:rect>
          </table:table-cell>
          <table:table-cell table:style-name="ce112" table:number-columns-repeated="2"/>
          <table:table-cell table:style-name="ce114"/>
          <table:table-cell table:style-name="ce112"/>
          <table:table-cell table:style-name="ce114"/>
          <table:table-cell table:style-name="ce114">
            <draw:line table:end-cell-address="'Add student sequence'.K34" table:end-x="0.145cm" table:end-y="0.363cm" draw:z-index="7" draw:style-name="gr2" draw:text-style-name="P1" svg:x1="0.125cm" svg:y1="0.237cm" svg:x2="0.125cm" svg:y2="10.675cm">
              <text:p/>
            </draw:line>
          </table:table-cell>
          <table:table-cell table:style-name="ce112"/>
          <table:table-cell table:style-name="ce114" table:number-columns-repeated="4"/>
          <table:table-cell table:style-name="ce112" table:number-columns-repeated="2"/>
          <table:table-cell table:style-name="ce112">
            <draw:line table:end-cell-address="'Add student sequence'.S34" table:end-x="0.44cm" table:end-y="0.416cm" draw:z-index="1" draw:style-name="gr2" draw:text-style-name="P1" svg:x1="0.125cm" svg:y1="0.237cm" svg:x2="0.125cm" svg:y2="10.675cm">
              <text:p/>
            </draw:line>
          </table:table-cell>
          <table:table-cell table:style-name="ce112" table:number-columns-repeated="7"/>
          <table:table-cell table:style-name="ce112">
            <draw:line table:end-cell-address="'Add student sequence'.AA34" table:end-x="0.285cm" table:end-y="0.468cm" draw:z-index="3" draw:style-name="gr2" draw:text-style-name="P1" svg:x1="0.125cm" svg:y1="0.237cm" svg:x2="0.125cm" svg:y2="10.675cm">
              <text:p/>
            </draw:line>
          </table:table-cell>
          <table:table-cell table:style-name="ce112" table:number-columns-repeated="6"/>
          <table:table-cell table:style-name="ce112">
            <draw:line table:end-cell-address="'Add student sequence'.AH34" table:end-x="0.135cm" table:end-y="0.336cm" draw:z-index="23" draw:style-name="gr2" draw:text-style-name="P1" svg:x1="0.125cm" svg:y1="0.237cm" svg:x2="0.125cm" svg:y2="10.675cm">
              <text:p/>
            </draw:line>
          </table:table-cell>
          <table:table-cell table:style-name="ce112" table:number-columns-repeated="5"/>
          <table:table-cell table:style-name="ce112">
            <draw:line table:end-cell-address="'Add student sequence'.AN24" table:end-x="0.363cm" table:end-y="0.442cm" draw:z-index="5" draw:style-name="gr2" draw:text-style-name="P1" svg:x1="0.125cm" svg:y1="0.237cm" svg:x2="0.125cm" svg:y2="5.931cm">
              <text:p/>
            </draw:line>
          </table:table-cell>
          <table:table-cell table:style-name="ce112" table:number-columns-repeated="5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>
            <draw:custom-shape table:end-cell-address="'Add student sequence'.D14" table:end-x="0.434cm" table:end-y="0.26cm" draw:z-index="10" draw:style-name="gr4" draw:text-style-name="P2" svg:width="3.144cm" svg:height="0.371cm" svg:x="-4.352cm" svg:y="-0.008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student sequence'.L16" table:end-x="0.16cm" table:end-y="0.468cm" draw:z-index="36" draw:style-name="gr5" svg:width="0.501cm" svg:height="0.716cm" svg:x="0.16cm" svg:y="0.227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style-name="ce112"/>
          <table:table-cell table:style-name="ce114">
            <draw:rect table:end-cell-address="'Add student sequence'.R17" table:end-x="0.238cm" table:end-y="0.127cm" draw:z-index="24" draw:style-name="gr3" draw:text-style-name="P1" svg:width="2.476cm" svg:height="1.028cm" svg:x="0.267cm" svg:y="0.048cm">
              <text:p text:style-name="P1">javascript:validate()</text:p>
            </draw:rect>
          </table:table-cell>
          <table:table-cell table:style-name="ce114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rect table:end-cell-address="'Add student sequence'.Q18" table:end-x="0.378cm" table:end-y="0.462cm" draw:z-index="13" draw:style-name="gr3" draw:text-style-name="P1" svg:width="2.476cm" svg:height="1.028cm" svg:x="0.406cm" svg:y="0.383cm">
              <text:p text:style-name="P1">doPost()</text:p>
            </draw:rect>
          </table:table-cell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>
            <draw:custom-shape table:end-cell-address="'Add student sequence'.K18" table:end-x="0.278cm" table:end-y="0.09cm" draw:z-index="12" draw:style-name="gr4" draw:text-style-name="P2" svg:width="4.111cm" svg:height="0.371cm" svg:x="-3.937cm" svg:y="-0.178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rect table:end-cell-address="'Add student sequence'.Z19" table:end-x="0.16cm" table:end-y="0.378cm" draw:z-index="15" draw:style-name="gr3" draw:text-style-name="P1" svg:width="2.476cm" svg:height="1.028cm" svg:x="0.188cm" svg:y="0.299cm">
              <text:p text:style-name="P1">save(StudentDTO)</text:p>
            </draw:rect>
          </table:table-cell>
          <table:table-cell table:style-name="ce112" table:number-columns-repeated="24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custom-shape table:end-cell-address="'Add student sequence'.S19" table:end-x="0.495cm" table:end-y="0.037cm" draw:z-index="14" draw:style-name="gr4" draw:text-style-name="P2" svg:width="3.648cm" svg:height="0.371cm" svg:x="-3.296cm" svg:y="-0.232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Add student sequence'.AG20" table:end-x="0.193cm" table:end-y="0.416cm" draw:z-index="17" draw:style-name="gr3" draw:text-style-name="P1" svg:width="2.476cm" svg:height="1.028cm" svg:x="0.221cm" svg:y="0.336cm">
              <text:p text:style-name="P1">save(StudentDTO)</text:p>
            </draw:rect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custom-shape table:end-cell-address="'Add student sequence'.AA20" table:end-x="0.493cm" table:end-y="0.144cm" draw:z-index="16" draw:style-name="gr4" draw:text-style-name="P2" svg:width="3.144cm" svg:height="0.371cm" svg:x="-2.79cm" svg:y="-0.125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2"/>
          <table:table-cell table:style-name="ce112">
            <draw:rect table:end-cell-address="'Add student sequence'.AM22" table:end-x="0.421cm" table:end-y="0.025cm" draw:z-index="19" draw:style-name="gr3" draw:text-style-name="P1" svg:width="2.476cm" svg:height="1.028cm" svg:x="0.449cm" svg:y="0.42cm">
              <text:p text:style-name="P1">getConnection()</text:p>
            </draw:rect>
          </table:table-cell>
          <table:table-cell table:style-name="ce112" table:number-columns-repeated="11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custom-shape table:end-cell-address="'Add student sequence'.AH21" table:end-x="0.22cm" table:end-y="0.227cm" draw:z-index="18" draw:style-name="gr4" draw:text-style-name="P2" svg:width="3.144cm" svg:height="0.371cm" svg:x="-3.063cm" svg:y="-0.041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8"/>
          <table:table-cell table:style-name="ce112">
            <draw:rect table:end-cell-address="'Add student sequence'.AN24" table:end-x="0.076cm" table:end-y="0.253cm" draw:z-index="26" draw:style-name="gr3" draw:text-style-name="P1" svg:width="2.476cm" svg:height="1.028cm" svg:x="0.104cm" svg:y="0.174cm">
              <text:p text:style-name="P1">return database</text:p>
              <text:p text:style-name="P1">connection</text:p>
            </draw:rect>
          </table:table-cell>
          <table:table-cell table:style-name="ce112" table:number-columns-repeated="10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custom-shape table:end-cell-address="'Add student sequence'.AH24" table:end-x="0.188cm" table:end-y="0.034cm" draw:z-index="25" draw:style-name="gr6" draw:text-style-name="P2" svg:width="3.144cm" svg:height="0.371cm" svg:x="-3.095cm" svg:y="-0.235cm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8"/>
          <table:table-cell table:style-name="ce112">
            <draw:rect table:end-cell-address="'Add student sequence'.AN26" table:end-x="0.44cm" table:end-y="0.46cm" draw:z-index="21" draw:style-name="gr3" draw:text-style-name="P1" svg:width="2.476cm" svg:height="1.028cm" svg:x="0.468cm" svg:y="0.381cm">
              <text:p text:style-name="P1">insert into the database</text:p>
            </draw:rect>
          </table:table-cell>
          <table:table-cell table:style-name="ce112" table:number-columns-repeated="8"/>
          <table:table-cell table:style-name="ce112">
            <draw:custom-shape table:end-cell-address="'Add student sequence'.AT29" table:end-x="0.316cm" table:end-y="0.162cm" draw:z-index="35" draw:style-name="gr7" svg:width="1.231cm" svg:height="2.288cm" svg:x="0.087cm" svg:y="0.24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7"/>
          <table:table-cell table:style-name="ce112">
            <draw:custom-shape table:end-cell-address="'Add student sequence'.AH26" table:end-x="0.204cm" table:end-y="0.048cm" draw:z-index="20" draw:style-name="gr4" draw:text-style-name="P2" svg:width="4.772cm" svg:height="0.407cm" svg:x="-4.332cm" svg:y="-0.293cm">
              <text:p/>
              <draw:enhanced-geometry svg:viewBox="0 0 21600 21600" draw:mirror-vertical="true" draw:mirror-horizontal="false" draw:text-areas="0 ?f0 ?f5 ?f2" draw:type="right-arrow" draw:modifiers="18522.690131992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21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7"/>
          <table:table-cell table:style-name="ce112">
            <draw:custom-shape table:end-cell-address="'Add student sequence'.AH27" table:end-x="0.156cm" table:end-y="0.234cm" draw:z-index="33" draw:style-name="gr6" draw:text-style-name="P2" svg:width="4.871cm" svg:height="0.371cm" svg:x="-4.579cm" svg:y="-0.034cm">
              <text:p/>
              <draw:enhanced-geometry svg:viewBox="0 0 21600 21600" draw:mirror-vertical="true" draw:mirror-horizontal="true" draw:text-areas="0 ?f0 ?f5 ?f2" draw:type="right-arrow" draw:modifiers="18938.8090349076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0"/>
          <table:table-cell table:style-name="ce112">
            <draw:rect table:end-cell-address="'Add student sequence'.AN28" table:end-x="0.448cm" table:end-y="0.179cm" draw:z-index="34" draw:style-name="gr3" draw:text-style-name="P1" svg:width="2.476cm" svg:height="1.028cm" svg:x="0.476cm" svg:y="0.1cm">
              <text:p text:style-name="P1">return result</text:p>
            </draw:rect>
          </table:table-cell>
          <table:table-cell table:style-name="ce112" table:number-columns-repeated="10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Add student sequence'.AG30" table:end-x="0.298cm" table:end-y="0.083cm" draw:z-index="28" draw:style-name="gr3" draw:text-style-name="P1" svg:width="2.476cm" svg:height="1.028cm" svg:x="0.326cm" svg:y="0.004cm">
              <text:p text:style-name="P1">return result</text:p>
              <text:p text:style-name="P1">true/false</text:p>
            </draw:rect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custom-shape table:end-cell-address="'Add student sequence'.AA30" table:end-x="0.41cm" table:end-y="0.064cm" draw:z-index="27" draw:style-name="gr6" draw:text-style-name="P2" svg:width="3.144cm" svg:height="0.371cm" svg:x="-2.873cm" svg:y="-0.205cm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table:end-cell-address="'Add student sequence'.Z31" table:end-x="0.299cm" table:end-y="0.181cm" draw:z-index="30" draw:style-name="gr3" draw:text-style-name="P1" svg:width="2.476cm" svg:height="1.028cm" svg:x="0.327cm" svg:y="0.102cm">
              <text:p text:style-name="P1">return result</text:p>
              <text:p text:style-name="P1">true/false</text:p>
            </draw:rect>
          </table:table-cell>
          <table:table-cell table:style-name="ce112" table:number-columns-repeated="24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student sequence'.S31" table:end-x="0.418cm" table:end-y="0.036cm" draw:z-index="29" draw:style-name="gr6" draw:text-style-name="P2" svg:width="3.95cm" svg:height="0.371cm" svg:x="-3.476cm" svg:y="-0.232cm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14">
            <draw:rect table:end-cell-address="'Add student sequence'.R33" table:end-x="0.036cm" table:end-y="0.005cm" draw:z-index="32" draw:style-name="gr3" draw:text-style-name="P1" svg:width="2.476cm" svg:height="1.028cm" svg:x="0.065cm" svg:y="0.401cm">
              <text:p text:style-name="P1">Show the result message</text:p>
            </draw:rect>
          </table:table-cell>
          <table:table-cell table:style-name="ce114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>
            <draw:custom-shape table:end-cell-address="'Add student sequence'.K32" table:end-x="0.11cm" table:end-y="0.161cm" draw:z-index="31" draw:style-name="gr6" draw:text-style-name="P2" svg:width="4.23cm" svg:height="0.371cm" svg:x="-3.842cm" svg:y="-0.108cm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4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office:value-type="string">
            <text:p>* :String name, String account, String date, double mark, String language, String course</text:p>
          </table:table-cell>
          <table:table-cell table:style-name="ce112" table:number-columns-repeated="2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3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3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3" table:number-columns-spanned="2" table:number-rows-spanned="1"/>
          <table:covered-table-cell table:style-name="ce137"/>
          <table:table-cell table:style-name="ce138" table:number-columns-repeated="3"/>
          <table:table-cell table:style-name="ce140"/>
          <table:table-cell table:style-name="ce138"/>
          <table:table-cell table:style-name="ce140" table:number-columns-repeated="2"/>
          <table:table-cell table:style-name="ce138"/>
          <table:table-cell table:style-name="ce140" table:number-columns-repeated="4"/>
          <table:table-cell table:style-name="ce138" table:number-columns-repeated="29"/>
          <table:table-cell table:style-name="ce146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d course sequence" table:style-name="ta9" table:print-ranges="'Add course sequence'.B2:'Add course sequence'.AU69">
        <table:table-column table:style-name="co19" table:number-columns-repeated="257" table:default-cell-style-name="ce45"/>
        <table:table-column table:style-name="co19" table:number-columns-repeated="767" table:default-cell-style-name="Default"/>
        <table:table-row table:style-name="ro10">
          <table:table-cell table:number-columns-repeated="1024"/>
        </table:table-row>
        <table:table-header-rows>
          <table:table-row table:style-name="ro10">
            <table:table-cell table:style-name="ce46"/>
            <table:table-cell table:style-name="ce47" office:value-type="string" table:number-columns-spanned="6" table:number-rows-spanned="2">
              <text:p>SDD</text:p>
            </table:table-cell>
            <table:covered-table-cell table:number-columns-repeated="4" table:style-name="ce53"/>
            <table:covered-table-cell table:style-name="ce68"/>
            <table:table-cell table:style-name="ce70" office:value-type="string" table:number-columns-spanned="40" table:number-rows-spanned="2">
              <text:p>Function list</text:p>
            </table:table-cell>
            <table:covered-table-cell table:number-columns-repeated="38" table:style-name="ce74"/>
            <table:covered-table-cell table:style-name="ce92"/>
            <table:table-cell table:style-name="ce46" table:number-columns-repeated="977"/>
          </table:table-row>
          <table:table-row table:style-name="ro10">
            <table:table-cell table:style-name="ce46"/>
            <table:covered-table-cell table:style-name="ce48"/>
            <table:covered-table-cell table:number-columns-repeated="4" table:style-name="ce54"/>
            <table:covered-table-cell table:style-name="ce69"/>
            <table:covered-table-cell table:number-columns-repeated="39" table:style-name="ce71"/>
            <table:covered-table-cell table:style-name="ce93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System ID</text:p>
            </table:table-cell>
            <table:covered-table-cell table:number-columns-repeated="10" table:style-name="ce55"/>
            <table:covered-table-cell table:style-name="ce77"/>
            <table:table-cell table:style-name="ce78" office:value-type="string" table:number-columns-spanned="7" table:number-rows-spanned="1">
              <text:p>ICMS</text:p>
            </table:table-cell>
            <table:covered-table-cell table:number-columns-repeated="5" table:style-name="ce82"/>
            <table:covered-table-cell table:style-name="ce88"/>
            <table:table-cell table:style-name="ce49" office:value-type="string" table:number-columns-spanned="10" table:number-rows-spanned="1">
              <text:p>System Name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Internship Course Management System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Create Date</text:p>
            </table:table-cell>
            <table:covered-table-cell table:number-columns-repeated="10" table:style-name="ce55"/>
            <table:covered-table-cell table:style-name="ce77"/>
            <table:table-cell table:style-name="ce79" office:value-type="string" table:number-columns-spanned="7" table:number-rows-spanned="1">
              <text:p>29/10/2011</text:p>
            </table:table-cell>
            <table:covered-table-cell table:number-columns-repeated="6" table:style-name="ce83"/>
            <table:table-cell table:style-name="ce49" office:value-type="string" table:number-columns-spanned="10" table:number-rows-spanned="1">
              <text:p>Creator</text:p>
            </table:table-cell>
            <table:covered-table-cell table:number-columns-repeated="8" table:style-name="ce55"/>
            <table:covered-table-cell table:style-name="ce77"/>
            <table:table-cell table:style-name="ce78" office:value-type="string" table:number-columns-spanned="17" table:number-rows-spanned="1">
              <text:p>DoanNX</text:p>
            </table:table-cell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  <table:table-row table:style-name="ro10">
            <table:table-cell table:style-name="ce46"/>
            <table:table-cell table:style-name="ce49" office:value-type="string" table:number-columns-spanned="12" table:number-rows-spanned="1">
              <text:p>Update Date</text:p>
            </table:table-cell>
            <table:covered-table-cell table:number-columns-repeated="10" table:style-name="ce55"/>
            <table:covered-table-cell table:style-name="ce77"/>
            <table:table-cell table:style-name="ce80" table:number-columns-spanned="7" table:number-rows-spanned="1"/>
            <table:covered-table-cell table:number-columns-repeated="6" table:style-name="ce84"/>
            <table:table-cell table:style-name="ce49" office:value-type="string" table:number-columns-spanned="10" table:number-rows-spanned="1">
              <text:p>Updater</text:p>
            </table:table-cell>
            <table:covered-table-cell table:number-columns-repeated="8" table:style-name="ce55"/>
            <table:covered-table-cell table:style-name="ce77"/>
            <table:table-cell table:style-name="ce78" table:number-columns-spanned="17" table:number-rows-spanned="1"/>
            <table:covered-table-cell table:number-columns-repeated="15" table:style-name="ce84"/>
            <table:covered-table-cell table:style-name="ce94"/>
            <table:table-cell table:style-name="ce46" table:number-columns-repeated="977"/>
          </table:table-row>
        </table:table-header-rows>
        <table:table-row table:style-name="ro10">
          <table:table-cell/>
          <table:table-cell table:style-name="ce50"/>
          <table:table-cell table:style-name="ce56" table:number-columns-repeated="44"/>
          <table:table-cell table:style-name="ce95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0" table:number-columns-spanned="2" table:number-rows-spanned="1"/>
          <table:covered-table-cell table:style-name="ce134"/>
          <table:table-cell table:style-name="ce91" table:number-columns-repeated="3"/>
          <table:table-cell table:style-name="ce139"/>
          <table:table-cell table:style-name="ce141"/>
          <table:table-cell table:style-name="ce142" table:number-columns-repeated="7"/>
          <table:table-cell table:style-name="ce91" table:number-columns-repeated="29"/>
          <table:table-cell table:style-name="ce144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1" office:value-type="string">
            <text:p>Add course sequence diagram</text:p>
          </table:table-cell>
          <table:table-cell table:style-name="ce135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>
            <draw:rect table:end-cell-address="'Add course sequence'.F12" table:end-x="0.231cm" table:end-y="0.008cm" draw:z-index="8" draw:style-name="gr1" draw:text-style-name="P1" svg:width="1.697cm" svg:height="0.501cm" svg:x="0.037cm" svg:y="0.456cm">
              <text:p text:style-name="P1">User</text:p>
            </draw:rect>
          </table:table-cell>
          <table:covered-table-cell table:style-name="ce136"/>
          <table:table-cell table:style-name="ce112" table:number-columns-repeated="2"/>
          <table:table-cell table:style-name="ce112">
            <draw:rect table:end-cell-address="'Add course sequence'.N11" table:end-x="0.309cm" table:end-y="0.469cm" draw:z-index="6" draw:style-name="gr1" draw:text-style-name="P1" svg:width="3.629cm" svg:height="0.501cm" svg:x="0.186cm" svg:y="0.442cm">
              <text:p text:style-name="P1">AddNewCourse.jsp</text:p>
            </draw:rect>
          </table:table-cell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line table:end-cell-address="'Add course sequence'.K34" table:end-x="0.037cm" table:end-y="0.193cm" draw:z-index="7" draw:style-name="gr2" draw:text-style-name="P1" svg:x1="0.125cm" svg:y1="0.237cm" svg:x2="0.125cm" svg:y2="11.15cm">
              <text:p/>
            </draw:line>
          </table:table-cell>
          <table:table-cell table:style-name="ce112"/>
          <table:table-cell table:style-name="ce114" table:number-columns-repeated="2"/>
          <table:table-cell table:style-name="ce114">
            <draw:rect table:end-cell-address="'Add course sequence'.V12" table:end-x="0.499cm" table:end-y="0.087cm" draw:z-index="0" draw:style-name="gr1" draw:text-style-name="P1" svg:width="3.589cm" svg:height="0.501cm" svg:x="0.416cm" svg:y="0.061cm">
              <text:p text:style-name="P1">ICMSServlet.java</text:p>
            </draw:rect>
          </table:table-cell>
          <table:table-cell table:style-name="ce114"/>
          <table:table-cell table:style-name="ce112" table:number-columns-repeated="7"/>
          <table:table-cell table:style-name="ce112">
            <draw:rect table:end-cell-address="'Add course sequence'.AD12" table:end-x="0.304cm" table:end-y="0.089cm" draw:z-index="2" draw:style-name="gr1" draw:text-style-name="P1" svg:width="3.253cm" svg:height="0.501cm" svg:x="0.056cm" svg:y="0.063cm">
              <text:p text:style-name="P1">CourseBLO.java</text:p>
            </draw:rect>
          </table:table-cell>
          <table:table-cell table:style-name="ce112" table:number-columns-repeated="6"/>
          <table:table-cell table:style-name="ce112">
            <draw:rect table:end-cell-address="'Add course sequence'.AK12" table:end-x="0.275cm" table:end-y="0.035cm" draw:z-index="22" draw:style-name="gr1" draw:text-style-name="P1" svg:width="3.114cm" svg:height="0.501cm" svg:x="0.166cm" svg:y="0.009cm">
              <text:p text:style-name="P1">CourseDAO.java</text:p>
            </draw:rect>
          </table:table-cell>
          <table:table-cell table:style-name="ce112" table:number-columns-repeated="6"/>
          <table:table-cell table:style-name="ce112">
            <draw:rect table:end-cell-address="'Add course sequence'.AP12" table:end-x="0.268cm" table:end-y="0.064cm" draw:z-index="4" draw:style-name="gr1" draw:text-style-name="P1" svg:width="2.079cm" svg:height="0.501cm" svg:x="0.193cm" svg:y="0.038cm">
              <text:p text:style-name="P1">DbUtil.java</text:p>
            </draw:rect>
          </table:table-cell>
          <table:table-cell table:style-name="ce112" table:number-columns-repeated="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>
            <draw:line table:end-cell-address="'Add course sequence'.D34" table:end-x="0.315cm" table:end-y="0.271cm" draw:z-index="9" draw:style-name="gr2" draw:text-style-name="P1" svg:x1="0.125cm" svg:y1="0.237cm" svg:x2="0.125cm" svg:y2="10.675cm">
              <text:p/>
            </draw:line>
            <draw:rect table:end-cell-address="'Add course sequence'.I14" table:end-x="0.427cm" table:end-y="0.262cm" draw:z-index="11" draw:style-name="gr3" draw:text-style-name="P1" svg:width="2.476cm" svg:height="1.028cm" svg:x="0.455cm" svg:y="0.183cm">
              <text:p text:style-name="P1">Click on </text:p>
              <text:p text:style-name="P1">Save button</text:p>
            </draw:rect>
          </table:table-cell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"/>
          <table:table-cell table:style-name="ce112">
            <draw:line table:end-cell-address="'Add course sequence'.S34" table:end-x="0.332cm" table:end-y="0.246cm" draw:z-index="1" draw:style-name="gr2" draw:text-style-name="P1" svg:x1="0.125cm" svg:y1="0.237cm" svg:x2="0.125cm" svg:y2="10.675cm">
              <text:p/>
            </draw:line>
          </table:table-cell>
          <table:table-cell table:style-name="ce112" table:number-columns-repeated="7"/>
          <table:table-cell table:style-name="ce112">
            <draw:line table:end-cell-address="'Add course sequence'.AA34" table:end-x="0.277cm" table:end-y="0.298cm" draw:z-index="3" draw:style-name="gr2" draw:text-style-name="P1" svg:x1="0.125cm" svg:y1="0.237cm" svg:x2="0.125cm" svg:y2="10.675cm">
              <text:p/>
            </draw:line>
          </table:table-cell>
          <table:table-cell table:style-name="ce112" table:number-columns-repeated="6"/>
          <table:table-cell table:style-name="ce112">
            <draw:line table:end-cell-address="'Add course sequence'.AH34" table:end-x="0.027cm" table:end-y="0.166cm" draw:z-index="23" draw:style-name="gr2" draw:text-style-name="P1" svg:x1="0.125cm" svg:y1="0.237cm" svg:x2="0.125cm" svg:y2="10.675cm">
              <text:p/>
            </draw:line>
          </table:table-cell>
          <table:table-cell table:style-name="ce112" table:number-columns-repeated="5"/>
          <table:table-cell table:style-name="ce112">
            <draw:line table:end-cell-address="'Add course sequence'.AN24" table:end-x="0.255cm" table:end-y="0.272cm" draw:z-index="5" draw:style-name="gr2" draw:text-style-name="P1" svg:x1="0.125cm" svg:y1="0.237cm" svg:x2="0.125cm" svg:y2="5.931cm">
              <text:p/>
            </draw:line>
          </table:table-cell>
          <table:table-cell table:style-name="ce112" table:number-columns-repeated="5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>
            <draw:custom-shape table:end-cell-address="'Add course sequence'.D14" table:end-x="0.326cm" table:end-y="0.09cm" draw:z-index="10" draw:style-name="gr4" draw:text-style-name="P2" svg:width="3.144cm" svg:height="0.371cm" svg:x="-4.46cm" svg:y="-0.178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>
            <draw:rect table:end-cell-address="'Add course sequence'.R16" table:end-x="0.13cm" table:end-y="0.431cm" draw:z-index="24" draw:style-name="gr3" draw:text-style-name="P1" svg:width="2.476cm" svg:height="1.028cm" svg:x="0.159cm" svg:y="0.352cm">
              <text:p text:style-name="P1">javascript:validate()</text:p>
            </draw:rect>
          </table:table-cell>
          <table:table-cell table:style-name="ce114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course sequence'.L16" table:end-x="0.052cm" table:end-y="0.298cm" draw:z-index="36" draw:style-name="gr5" svg:width="0.501cm" svg:height="0.716cm" svg:x="0.052cm" svg:y="0.057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</table:table-cell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rect table:end-cell-address="'Add course sequence'.Q18" table:end-x="0.27cm" table:end-y="0.292cm" draw:z-index="13" draw:style-name="gr3" draw:text-style-name="P1" svg:width="2.476cm" svg:height="1.028cm" svg:x="0.298cm" svg:y="0.213cm">
              <text:p text:style-name="P1">doPost()</text:p>
            </draw:rect>
          </table:table-cell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>
            <draw:custom-shape table:end-cell-address="'Add course sequence'.K17" table:end-x="0.17cm" table:end-y="0.395cm" draw:z-index="12" draw:style-name="gr4" draw:text-style-name="P2" svg:width="4.111cm" svg:height="0.371cm" svg:x="-4.045cm" svg:y="-0.348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custom-shape table:end-cell-address="'Add course sequence'.S18" table:end-x="0.387cm" table:end-y="0.341cm" draw:z-index="14" draw:style-name="gr4" draw:text-style-name="P2" svg:width="3.839cm" svg:height="0.371cm" svg:x="-3.786cm" svg:y="0.073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4" table:number-columns-repeated="4"/>
          <table:table-cell table:style-name="ce112" table:number-columns-repeated="3"/>
          <table:table-cell table:style-name="ce112">
            <draw:rect table:end-cell-address="'Add course sequence'.Y19" table:end-x="0.453cm" table:end-y="0.108cm" draw:z-index="15" draw:style-name="gr3" draw:text-style-name="P1" svg:width="2.476cm" svg:height="1.028cm" svg:x="0.481cm" svg:y="0.029cm">
              <text:p text:style-name="P1">save(CourseDTO)</text:p>
            </draw:rect>
          </table:table-cell>
          <table:table-cell table:style-name="ce112" table:number-columns-repeated="25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Add course sequence'.AG20" table:end-x="0.185cm" table:end-y="0.246cm" draw:z-index="17" draw:style-name="gr3" draw:text-style-name="P1" svg:width="2.476cm" svg:height="1.028cm" svg:x="0.213cm" svg:y="0.166cm">
              <text:p text:style-name="P1">save(CourseDTO)</text:p>
            </draw:rect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custom-shape table:end-cell-address="'Add course sequence'.AA19" table:end-x="0.385cm" table:end-y="0.448cm" draw:z-index="16" draw:style-name="gr4" draw:text-style-name="P2" svg:width="3.144cm" svg:height="0.371cm" svg:x="-2.898cm" svg:y="-0.295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2"/>
          <table:table-cell table:style-name="ce112">
            <draw:rect table:end-cell-address="'Add course sequence'.AM21" table:end-x="0.313cm" table:end-y="0.329cm" draw:z-index="19" draw:style-name="gr3" draw:text-style-name="P1" svg:width="2.476cm" svg:height="1.028cm" svg:x="0.341cm" svg:y="0.25cm">
              <text:p text:style-name="P1">getConnection()</text:p>
            </draw:rect>
          </table:table-cell>
          <table:table-cell table:style-name="ce112" table:number-columns-repeated="11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0"/>
          <table:table-cell table:style-name="ce112">
            <draw:custom-shape table:end-cell-address="'Add course sequence'.AH21" table:end-x="0.112cm" table:end-y="0.057cm" draw:z-index="18" draw:style-name="gr4" draw:text-style-name="P2" svg:width="3.144cm" svg:height="0.371cm" svg:x="-2.67cm" svg:y="-0.211cm">
              <text:p/>
              <draw:enhanced-geometry svg:viewBox="0 0 21600 21600" draw:mirror-vertic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8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0"/>
          <table:table-cell table:style-name="ce112">
            <draw:custom-shape table:end-cell-address="'Add course sequence'.AH23" table:end-x="0.08cm" table:end-y="0.338cm" draw:z-index="25" draw:style-name="gr6" draw:text-style-name="P2" svg:width="3.144cm" svg:height="0.371cm" svg:x="-2.702cm" svg:y="0.07cm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6"/>
          <table:table-cell table:style-name="ce112">
            <draw:rect table:end-cell-address="'Add course sequence'.AM24" table:end-x="0.469cm" table:end-y="0.083cm" draw:z-index="26" draw:style-name="gr3" draw:text-style-name="P1" svg:width="2.476cm" svg:height="1.028cm" svg:x="0.497cm" svg:y="0.004cm">
              <text:p text:style-name="P1">return database</text:p>
              <text:p text:style-name="P1">connection</text:p>
            </draw:rect>
          </table:table-cell>
          <table:table-cell table:style-name="ce112" table:number-columns-repeated="11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7"/>
          <table:table-cell table:style-name="ce112">
            <draw:custom-shape table:end-cell-address="'Add course sequence'.AH25" table:end-x="0.096cm" table:end-y="0.352cm" draw:z-index="20" draw:style-name="gr4" draw:text-style-name="P2" svg:width="4.772cm" svg:height="0.407cm" svg:x="-4.44cm" svg:y="0.012cm">
              <text:p/>
              <draw:enhanced-geometry svg:viewBox="0 0 21600 21600" draw:mirror-vertical="true" draw:mirror-horizontal="false" draw:text-areas="0 ?f0 ?f5 ?f2" draw:type="right-arrow" draw:modifiers="18522.6901319925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10"/>
          <table:table-cell table:style-name="ce112">
            <draw:rect table:end-cell-address="'Add course sequence'.AN26" table:end-x="0.332cm" table:end-y="0.29cm" draw:z-index="21" draw:style-name="gr3" draw:text-style-name="P1" svg:width="2.476cm" svg:height="1.028cm" svg:x="0.36cm" svg:y="0.211cm">
              <text:p text:style-name="P1">insert into the database</text:p>
            </draw:rect>
          </table:table-cell>
          <table:table-cell table:style-name="ce112" table:number-columns-repeated="7"/>
          <table:table-cell table:style-name="ce112">
            <draw:custom-shape table:end-cell-address="'Add course sequence'.AT28" table:end-x="0.208cm" table:end-y="0.467cm" draw:z-index="35" draw:style-name="gr7" svg:width="1.231cm" svg:height="2.288cm" svg:x="0.48cm" svg:y="0.07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12" table:number-columns-repeated="2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8"/>
          <table:table-cell table:style-name="ce112">
            <draw:rect table:end-cell-address="'Add course sequence'.AN28" table:end-x="0.34cm" table:end-y="0.009cm" draw:z-index="34" draw:style-name="gr3" draw:text-style-name="P1" svg:width="2.476cm" svg:height="1.028cm" svg:x="0.368cm" svg:y="0.404cm">
              <text:p text:style-name="P1">return result</text:p>
            </draw:rect>
          </table:table-cell>
          <table:table-cell table:style-name="ce112" table:number-columns-repeated="10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7"/>
          <table:table-cell table:style-name="ce112">
            <draw:custom-shape table:end-cell-address="'Add course sequence'.AH27" table:end-x="0.048cm" table:end-y="0.064cm" draw:z-index="33" draw:style-name="gr6" draw:text-style-name="P2" svg:width="4.871cm" svg:height="0.371cm" svg:x="-4.687cm" svg:y="-0.204cm">
              <text:p/>
              <draw:enhanced-geometry svg:viewBox="0 0 21600 21600" draw:mirror-vertical="true" draw:mirror-horizontal="true" draw:text-areas="0 ?f0 ?f5 ?f2" draw:type="right-arrow" draw:modifiers="18938.8090349076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 table:number-columns-repeated="21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11"/>
          <table:table-cell table:style-name="ce112">
            <draw:rect table:end-cell-address="'Add course sequence'.AG29" table:end-x="0.19cm" table:end-y="0.387cm" draw:z-index="28" draw:style-name="gr3" draw:text-style-name="P1" svg:width="2.476cm" svg:height="1.028cm" svg:x="0.218cm" svg:y="0.308cm">
              <text:p text:style-name="P1">return result</text:p>
              <text:p text:style-name="P1">true/false</text:p>
            </draw:rect>
          </table:table-cell>
          <table:table-cell table:style-name="ce112" table:number-columns-repeated="17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4"/>
          <table:table-cell table:style-name="ce112">
            <draw:custom-shape table:end-cell-address="'Add course sequence'.AA29" table:end-x="0.302cm" table:end-y="0.368cm" draw:z-index="27" draw:style-name="gr6" draw:text-style-name="P2" svg:width="3.144cm" svg:height="0.371cm" svg:x="-2.981cm" svg:y="0.1cm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rect table:end-cell-address="'Add course sequence'.Z31" table:end-x="0.191cm" table:end-y="0.011cm" draw:z-index="30" draw:style-name="gr3" draw:text-style-name="P1" svg:width="2.476cm" svg:height="1.028cm" svg:x="0.219cm" svg:y="0.407cm">
              <text:p text:style-name="P1">return result</text:p>
              <text:p text:style-name="P1">true/false</text:p>
            </draw:rect>
          </table:table-cell>
          <table:table-cell table:style-name="ce112" table:number-columns-repeated="24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/>
          <table:table-cell table:style-name="ce114">
            <draw:custom-shape table:end-cell-address="'Add course sequence'.S30" table:end-x="0.31cm" table:end-y="0.341cm" draw:z-index="29" draw:style-name="gr6" draw:text-style-name="P2" svg:width="3.95cm" svg:height="0.371cm" svg:x="-3.584cm" svg:y="0.072cm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>
            <draw:rect table:end-cell-address="'Add course sequence'.Q32" table:end-x="0.429cm" table:end-y="0.31cm" draw:z-index="32" draw:style-name="gr3" draw:text-style-name="P1" svg:width="2.476cm" svg:height="1.028cm" svg:x="0.457cm" svg:y="0.231cm">
              <text:p text:style-name="P1">Show the result message</text:p>
            </draw:rect>
          </table:table-cell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>
            <draw:custom-shape table:end-cell-address="'Add course sequence'.J31" table:end-x="0.503cm" table:end-y="0.465cm" draw:z-index="31" draw:style-name="gr6" draw:text-style-name="P2" svg:width="4.227cm" svg:height="0.371cm" svg:x="-3.948cm" svg:y="-0.278cm">
              <text:p/>
              <draw:enhanced-geometry svg:viewBox="0 0 21600 21600" draw:mirror-vertical="true" draw:mirror-horizontal="true" draw:text-areas="0 ?f0 ?f5 ?f2" draw:type="right-arrow" draw:modifiers="17774.4992050874 108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 table:number-rows-repeated="4">
          <table:table-cell/>
          <table:table-cell table:style-name="ce51"/>
          <table:table-cell table:style-name="ce132"/>
          <table: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8"/>
          <table:table-cell table:style-name="ce98"/>
          <table:table-cell table:number-columns-repeated="966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3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 table:number-columns-repeated="977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/>
          <table:table-cell table:style-name="ce143" table:number-columns-repeated="3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2" table:number-columns-spanned="2" table:number-rows-spanned="1"/>
          <table:covered-table-cell table:style-name="ce136"/>
          <table:table-cell table:style-name="ce112" table:number-columns-repeated="3"/>
          <table:table-cell table:style-name="ce114"/>
          <table:table-cell table:style-name="ce112"/>
          <table:table-cell table:style-name="ce114" table:number-columns-repeated="2"/>
          <table:table-cell table:style-name="ce112"/>
          <table:table-cell table:style-name="ce114" table:number-columns-repeated="4"/>
          <table:table-cell table:style-name="ce112" table:number-columns-repeated="29"/>
          <table:table-cell table:style-name="ce145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1"/>
          <table:table-cell table:style-name="ce133" table:number-columns-spanned="2" table:number-rows-spanned="1"/>
          <table:covered-table-cell table:style-name="ce137"/>
          <table:table-cell table:style-name="ce138" table:number-columns-repeated="3"/>
          <table:table-cell table:style-name="ce140"/>
          <table:table-cell table:style-name="ce138"/>
          <table:table-cell table:style-name="ce140" table:number-columns-repeated="2"/>
          <table:table-cell table:style-name="ce138"/>
          <table:table-cell table:style-name="ce140" table:number-columns-repeated="4"/>
          <table:table-cell table:style-name="ce138" table:number-columns-repeated="29"/>
          <table:table-cell table:style-name="ce146"/>
          <table:table-cell table:style-name="ce96"/>
          <table:table-cell/>
          <table:table-cell table:style-name="ce98"/>
          <table:table-cell table:number-columns-repeated="975"/>
        </table:table-row>
        <table:table-row table:style-name="ro10">
          <table:table-cell/>
          <table:table-cell table:style-name="ce52"/>
          <table:table-cell table:style-name="ce61" table:number-columns-repeated="44"/>
          <table:table-cell table:style-name="ce97"/>
          <table:table-cell table:number-columns-repeated="977"/>
        </table:table-row>
        <table:table-row table:style-name="ro10" table:number-rows-repeated="104850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a" table:base-cell-address="$Cover.$A$1" table:expression="$#REF!.$O$11"/>
        <table:named-expression table:name="aaaa" table:base-cell-address="$Cover.$A$1" table:expression="$#REF!.$O$13"/>
        <table:named-expression table:name="DIC" table:base-cell-address="$Cover.$A$1" table:expression="$#REF!.$B$3:$H$23"/>
        <table:named-expression table:name="DIC2" table:base-cell-address="$Cover.$A$1" table:expression="['file:///media/Data1/Projects/Open-OnesGroup/GoogleCode/trunk/Training%20Curriculum/SDSI/Prj/SDSI_Prj_ICMS_Functional%20Specification.ods'#$DIC2.$B$3:.$D$140]"/>
        <table:named-expression table:name="FIELD_DOMAIN" table:base-cell-address="$Cover.$A$1" table:expression="$#REF!.$A$2:$A$65"/>
        <table:named-expression table:name="FIELD_DOMAIN_VAL" table:base-cell-address="$Cover.$A$1" table:expression="$#REF!.$B$2:$D$998"/>
        <table:named-range table:name="LG" table:base-cell-address="$Cover.$A$1" table:cell-range-address="$'Record of changes'.$A$1"/>
        <table:named-expression table:name="LG 1" table:base-cell-address="$Cover.$A$1" table:expression="$#REF!.$#REF!$#REF!"/>
        <table:named-expression table:name="list1" table:base-cell-address="$Cover.$A$1" table:expression="$#REF!.$A$1:$I$1048574"/>
        <table:named-expression table:name="OBJ" table:base-cell-address="$Cover.$A$1" table:expression="$#REF!.$#REF!$#REF!:$#REF!$#REF!"/>
        <table:named-expression table:name="pg_id" table:base-cell-address="$Cover.$A$1" table:expression="['file:///media/Data1/Projects/Open-OnesGroup/GoogleCode/trunk/Training%20Curriculum/SDSI/Prj/SDSI_Prj_ICMS_Functional%20Specification.ods'#$表紙.$O$12]"/>
        <table:named-expression table:name="pg_name" table:base-cell-address="$Cover.$A$1" table:expression="['file:///media/Data1/Projects/Open-OnesGroup/GoogleCode/trunk/Training%20Curriculum/SDSI/Prj/SDSI_Prj_ICMS_Functional%20Specification.ods'#$表紙.$O$14]"/>
        <table:named-range table:name="Excel_BuiltIn_Print_Area" table:base-cell-address="$Cover.$A$1" table:cell-range-address="$'Add course sequence'.$B$2:.$AU$69" table:range-usable-as="print-range"/>
        <table:named-range table:name="Excel_BuiltIn_Print_Area 1" table:base-cell-address="$Cover.$A$1" table:cell-range-address="$'Add student sequence'.$B$2:.$AU$69" table:range-usable-as="print-range"/>
        <table:named-range table:name="Excel_BuiltIn_Print_Area 2" table:base-cell-address="$Cover.$A$1" table:cell-range-address="$'Class list'.$B$2:.$AU$24" table:range-usable-as="print-range"/>
        <table:named-range table:name="Excel_BuiltIn_Print_Area 3" table:base-cell-address="$Cover.$A$1" table:cell-range-address="$'Function list'.$B$2:.$AU$78" table:range-usable-as="print-range"/>
        <table:named-range table:name="Excel_BuiltIn_Print_Area 4" table:base-cell-address="$Cover.$A$1" table:cell-range-address="$'Record of changes'.$A$2:.$H$37" table:range-usable-as="print-range"/>
        <table:named-range table:name="Excel_BuiltIn_Print_Area 5" table:base-cell-address="$Cover.$A$1" table:cell-range-address="$'Search sequence '.$B$2:.$AU$69" table:range-usable-as="print-range"/>
        <table:named-range table:name="Excel_BuiltIn_Print_Titles" table:base-cell-address="$Cover.$A$1" table:cell-range-address="$'Add course sequence'.$A$2:.$AMJ$6" table:range-usable-as="repeat-column repeat-row"/>
        <table:named-range table:name="Excel_BuiltIn_Print_Titles 1" table:base-cell-address="$Cover.$A$1" table:cell-range-address="$'Add student sequence'.$A$2:.$AMJ$6" table:range-usable-as="repeat-column repeat-row"/>
        <table:named-range table:name="Excel_BuiltIn_Print_Titles 2" table:base-cell-address="$Cover.$A$1" table:cell-range-address="$'Class list'.$A$2:.$AMJ$6" table:range-usable-as="repeat-column repeat-row"/>
        <table:named-range table:name="Excel_BuiltIn_Print_Titles 3" table:base-cell-address="$Cover.$A$1" table:cell-range-address="$'Function list'.$A$2:.$AMJ$6" table:range-usable-as="repeat-column repeat-row"/>
        <table:named-range table:name="Excel_BuiltIn_Print_Titles 4" table:base-cell-address="$Cover.$A$1" table:cell-range-address="$'Search sequence '.$A$2:.$AMJ$6" table:range-usable-as="repeat-column repeat-row"/>
        <table:named-expression table:name="カテゴリ一覧" table:base-cell-address="$Cover.$A$1" table:expression="['file:///media/Data1/Projects/Open-OnesGroup/GoogleCode/trunk/Training%20Curriculum/SDSI/Prj/SDSI_Prj_ICMS_Functional%20Specification.ods'#$カテゴリ.$M$6:.$M$16]"/>
        <table:named-expression table:name="他book_open" table:base-cell-address="$Cover.$A$1" table:expression="#name!他book_open"/>
        <table:named-expression table:name="所要時間" table:base-cell-address="$Cover.$A$1" table:expression="#name!所要時間"/>
        <table:named-expression table:name="抽出押下" table:base-cell-address="$Cover.$A$1" table:expression="#name!抽出押下"/>
        <table:named-expression table:name="終了押下" table:base-cell-address="$Cover.$A$1" table:expression="#name!終了押下"/>
        <table:named-expression table:name="論理データ型一覧" table:base-cell-address="$Cover.$A$1" table:expression="['file:///media/Data1/Projects/Open-OnesGroup/GoogleCode/trunk/Training%20Curriculum/SDSI/Prj/SDSI_Prj_ICMS_Functional%20Specification.ods'#$論理データ型.$A$3:.$A$4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ＭＳ Ｐゴシック" svg:font-family="'ＭＳ Ｐゴシック'"/>
    <style:font-face style:name="MS UI Gothic" svg:font-family="'MS UI Gothic'" style:font-family-generic="modern"/>
    <style:font-face style:name="ＭＳ Ｐゴシック1" svg:font-family="'ＭＳ Ｐゴシック'" style:font-family-generic="modern"/>
    <style:font-face style:name="Times New Roman" svg:font-family="'Times New Roman'" style:font-family-generic="roman"/>
    <style:font-face style:name="ＭＳ 明朝" svg:font-family="'ＭＳ 明朝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number:text>-¥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">
      <number:number number:decimal-places="0" number:min-integer-digits="1" number:grouping="true"/>
      <number:text> </number:text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-¥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-¥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-¥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¥</number:text>
      <number:number number:decimal-places="0" number:min-integer-digits="1" number:grouping="true"/>
      <number:text> </number:text>
    </number:number-style>
    <number:number-style style:name="N143P1" style:volatile="true">
      <number:text>-¥</number:text>
      <number:number number:decimal-places="0" number:min-integer-digits="1" number:grouping="true"/>
      <number:text> </number:text>
    </number:number-style>
    <number:number-style style:name="N143P2" style:volatile="true">
      <number:text> ¥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¥</number:text>
      <number:number number:decimal-places="2" number:min-integer-digits="1" number:grouping="true"/>
      <number:text> </number:text>
    </number:number-style>
    <number:number-style style:name="N149P1" style:volatile="true">
      <number:text>-¥</number:text>
      <number:number number:decimal-places="2" number:min-integer-digits="1" number:grouping="true"/>
      <number:text> </number:text>
    </number:number-style>
    <number:number-style style:name="N149P2" style:volatile="true">
      <number:text> ¥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0" number:min-integer-digits="1"/>
      <number:text> </number:text>
    </number:number-style>
    <number:date-style style:name="N154">
      <number:year number:style="long"/>
      <number:text>年</number:text>
      <number:month/>
      <number:text>月</number:text>
      <number:day/>
      <number:text>日</number:text>
    </number:date-style>
    <number:date-style style:name="N156P0" style:volatile="true">
      <number:month number:style="long"/>
      <number:text>/</number:text>
      <number:day number:style="long"/>
      <number:text>/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166P0" style:volatile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66">
      <number:text-content/>
      <style:map style:condition="value()&gt;=0" style:apply-style-name="N166P0"/>
    </number:text-style>
    <number:percentage-style style:name="N167">
      <number:number number:decimal-places="1" number:min-integer-digits="1"/>
      <number:text>%</number:text>
    </number:percentage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2" number:min-integer-digits="1" number:grouping="true"/>
    </number:number-style>
    <number:number-style style:name="N169">
      <style:text-properties fo:color="#ff0000"/>
      <number:text>¥-</number:text>
      <number:number number:decimal-places="2" number:min-integer-digits="1" number:grouping="true"/>
      <style:map style:condition="value()&gt;=0" style:apply-style-name="N169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IBUNSI_5f_PCL_5f_PolicyGroupSettingDialog_20__28_2_29_" style:display-name="Normal_HIBUNSI_PCL_PolicyGroupSettingDialog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5f_RS-5_5f_8_5f_メニュー階層図_5f_輸配送管理_5f_20060926" style:display-name="Normal_RS-5_8_メニュー階層図_輸配送管理_200609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Template_5f_PCL3" style:display-name="Normal_Template_PCL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文字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標準_5f__3010_サンプル_3011_AS-1_5f_5_5f_システム共通部品追加依頼管理台帳_5f_サブシステム名_5f_YYYYMMDD" style:display-name="標準_【サンプル】AS-1_5_システム共通部品追加依頼管理台帳_サブシステム名_YYYYMMD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通貨_28__5c__23__23__23__23__29_" style:display-name="通貨(\####)" style:family="table-cell" style:parent-style-name="Default" style:data-style-name="N109">
      <style:table-cell-properties style:glyph-orientation-vertical="0"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12pt" fo:font-style="normal" fo:text-shadow="none" style:text-underline-style="none" fo:font-weight="normal" style:font-name-asian="ＭＳ 明朝" style:font-size-asian="12pt" style:font-style-asian="normal" style:font-weight-asian="normal" style:font-size-complex="12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ＭＳ Ｐゴシック1" fo:font-size="8.25pt" fo:font-style="normal" fo:text-shadow="none" style:text-underline-style="solid" style:text-underline-width="auto" style:text-underline-color="font-color" fo:font-weight="normal" style:font-name-asian="ＭＳ Ｐゴシック1" style:font-size-asian="8.25pt" style:font-style-asian="normal" style:font-weight-asian="normal" style:font-size-complex="8.25pt" style:font-style-complex="normal" style:font-weight-complex="normal"/>
    </style:style>
    <draw:marker draw:name="Arrowheads_20_2" draw:display-name="Arrowheads 2" svg:viewBox="0 0 1131 902" svg:d="m564 0-564 902h1131z"/>
    <draw:stroke-dash draw:name="Fine_20_Dashed_20__28_var_29_" draw:display-name="Fine Dashed (var)" draw:style="rect" draw:dots1="1" draw:dots1-length="197%" draw:distance="197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0.432cm" style:first-page-number="continue" style:scale-to="100%" style:writing-mode="lr-tb"/>
      <style:header-style>
        <style:header-footer-properties fo:min-height="0.751cm" fo:margin-left="0cm" fo:margin-right="1.468cm" fo:margin-bottom="0.612cm"/>
      </style:header-style>
      <style:footer-style>
        <style:header-footer-properties svg:height="0cm" fo:margin-left="0cm" fo:margin-right="1.468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016cm" fo:margin-bottom="1.27cm" fo:margin-left="1.905cm" fo:margin-right="1.27cm" style:first-page-number="continue" style:scale-to-X="1" style:scale-to-Y="1" style:writing-mode="lr-tb"/>
      <style:header-style>
        <style:header-footer-properties fo:min-height="0.751cm" fo:margin-left="0cm" fo:margin-right="0.63cm" fo:margin-bottom="0.612cm"/>
      </style:header-style>
      <style:footer-style>
        <style:header-footer-properties svg:height="0cm" fo:margin-left="0cm" fo:margin-right="0.63cm" fo:margin-top="0cm"/>
      </style:footer-style>
    </style:page-layout>
    <style:page-layout style:name="Mpm5">
      <style:page-layout-properties style:num-format="1" style:print-orientation="portrait" fo:margin-top="0.635cm" fo:margin-bottom="1.27cm" fo:margin-left="1.905cm" fo:margin-right="0.457cm" style:first-page-number="continue" style:scale-to="100%" style:writing-mode="lr-tb"/>
      <style:header-style>
        <style:header-footer-properties fo:min-height="0.751cm" fo:margin-left="0cm" fo:margin-right="1.443cm" fo:margin-bottom="0.79cm"/>
      </style:header-style>
      <style:footer-style>
        <style:header-footer-properties svg:height="0cm" fo:margin-left="0cm" fo:margin-right="1.443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page-layout style:name="Mpm7">
      <style:page-layout-properties fo:page-width="21.001cm" fo:page-height="29.7cm" style:num-format="1" style:print-orientation="portrait" fo:margin-top="0.508cm" fo:margin-bottom="0.432cm" fo:margin-left="0.432cm" fo:margin-right="0.432cm" style:first-page-number="continue" style:scale-to-X="1" style:writing-mode="lr-tb"/>
      <style:header-style>
        <style:header-footer-properties fo:min-height="0.751cm" fo:margin-left="1.468cm" fo:margin-right="1.468cm" fo:margin-bottom="0.131cm"/>
      </style:header-style>
      <style:footer-style>
        <style:header-footer-properties fo:min-height="0.751cm" fo:margin-left="1.468cm" fo:margin-right="1.468cm" fo:margin-top="0.536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/11/2011</text:date>, <text:time>22:2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Record_20_of_20_changes" style:display-name="PageStyle_Record of changes" style:page-layout-name="Mpm4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ignature" style:display-name="PageStyle_Signature" style:page-layout-name="Mpm5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Contents" style:display-name="PageStyle_Contents" style:page-layout-name="Mpm6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Function_20_list" style:display-name="PageStyle_Function list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Class_20_list" style:display-name="PageStyle_Class list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Search_20_sequence_20_" style:display-name="PageStyle_Search sequence 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Add_20_student_20_sequence" style:display-name="PageStyle_Add student sequence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  <style:master-page style:name="PageStyle_5f_Add_20_course_20_sequence" style:display-name="PageStyle_Add course sequence" style:page-layout-name="Mpm7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</meta:initial-creator>
    <meta:creation-date>2008-01-10T09:36:45</meta:creation-date>
    <dc:date>2011-11-03T22:24:42</dc:date>
    <meta:print-date>2010-06-11T14:59:34</meta:print-date>
    <meta:generator>OpenOffice.org/3.3$Linux OpenOffice.org_project/330m20$Build-9567</meta:generator>
    <meta:editing-duration>PT2H9M58S</meta:editing-duration>
    <meta:editing-cycles>15</meta:editing-cycles>
    <meta:document-statistic meta:table-count="9" meta:cell-count="188" meta:object-count="11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Sub Sheet3
Rem 
End Sub</script:module>
</file>

<file path=Basic/Standard/Sheet42.xml><?xml version="1.0" encoding="utf-8"?>
<!DOCTYPE module  PUBLIC '-//OpenOffice.org//DTD OfficeDocument 1.0//EN'  'module.dtd'>
<script:module xmlns:script="http://openoffice.org/2000/script" script:name="Sheet42" script:language="StarBasic">Rem Attribute VBA_ModuleType=VBADocumentModule
Sub Sheet42
Rem 
End Sub</script:module>
</file>

<file path=Basic/Standard/Sheet43.xml><?xml version="1.0" encoding="utf-8"?>
<!DOCTYPE module  PUBLIC '-//OpenOffice.org//DTD OfficeDocument 1.0//EN'  'module.dtd'>
<script:module xmlns:script="http://openoffice.org/2000/script" script:name="Sheet43" script:language="StarBasic">Rem Attribute VBA_ModuleType=VBADocumentModule
Sub Sheet43
Rem 
End Sub</script:module>
</file>

<file path=Basic/Standard/Sheet44.xml><?xml version="1.0" encoding="utf-8"?>
<!DOCTYPE module  PUBLIC '-//OpenOffice.org//DTD OfficeDocument 1.0//EN'  'module.dtd'>
<script:module xmlns:script="http://openoffice.org/2000/script" script:name="Sheet44" script:language="StarBasic">Rem Attribute VBA_ModuleType=VBADocumentModule
Sub Sheet44
Rem 
End Sub</script:module>
</file>

<file path=Basic/Standard/Sheet45.xml><?xml version="1.0" encoding="utf-8"?>
<!DOCTYPE module  PUBLIC '-//OpenOffice.org//DTD OfficeDocument 1.0//EN'  'module.dtd'>
<script:module xmlns:script="http://openoffice.org/2000/script" script:name="Sheet45" script:language="StarBasic">Rem Attribute VBA_ModuleType=VBADocumentModule
Sub Sheet45
Rem 
End Sub</script:module>
</file>

<file path=Basic/Standard/Sheet46.xml><?xml version="1.0" encoding="utf-8"?>
<!DOCTYPE module  PUBLIC '-//OpenOffice.org//DTD OfficeDocument 1.0//EN'  'module.dtd'>
<script:module xmlns:script="http://openoffice.org/2000/script" script:name="Sheet46" script:language="StarBasic">Rem Attribute VBA_ModuleType=VBADocumentModule
Sub Sheet46
Rem 
End Sub</script:module>
</file>

<file path=Basic/Standard/Sheet8.xml><?xml version="1.0" encoding="utf-8"?>
<!DOCTYPE module  PUBLIC '-//OpenOffice.org//DTD OfficeDocument 1.0//EN'  'module.dtd'>
<script:module xmlns:script="http://openoffice.org/2000/script" script:name="Sheet8" script:language="StarBasic">Rem Attribute VBA_ModuleType=VBADocumentModule
Sub Sheet8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42"/>
  <library:element library:name="Sheet43"/>
  <library:element library:name="Sheet44"/>
  <library:element library:name="Sheet45"/>
  <library:element library:name="Sheet46"/>
  <library:element library:name="ThisWorkbook"/>
  <library:element library:name="Sheet1"/>
  <library:element library:name="Sheet2"/>
  <library:element library:name="Sheet3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